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Cambria" svg:font-family="Cambria" style:font-family-generic="roman" style:font-pitch="variable" svg:panose-1="2 4 5 3 5 4 6 3 2 4"/>
    <style:font-face style:name="Microsoft Sans Serif" svg:font-family="Microsoft Sans Serif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mbria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mbria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mbria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mbria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icrosoft Sans Serif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icrosoft Sans Serif"/>
      </text:list-level-style-bullet>
      <text:list-level-style-bullet text:level="2" text:style-name="WW_CharLFO6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Cambria" style:font-name-complex="Microsoft Sans Serif" fo:font-weight="bold" style:font-weight-asian="bold" fo:font-size="14pt" style:font-size-asian="14pt" style:font-size-complex="14pt"/>
    </style:style>
    <style:style style:name="P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Cambria" style:font-name-complex="Microsoft Sans Serif" fo:font-weight="bold" style:font-weight-asian="bold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3" style:parent-style-name="Normal" style:family="paragraph">
      <style:text-properties style:font-name="Cambria" style:font-name-complex="Microsoft Sans Serif" fo:font-weight="bold" style:font-weight-asian="bold"/>
    </style:style>
    <style:style style:name="P4" style:parent-style-name="Normal" style:family="paragraph">
      <style:paragraph-properties fo:text-align="center"/>
      <style:text-properties style:font-name="Cambria" style:font-name-complex="Microsoft Sans Serif"/>
    </style:style>
    <style:style style:name="P5" style:parent-style-name="Normal" style:family="paragraph">
      <style:paragraph-properties fo:text-align="center"/>
      <style:text-properties style:font-name="Cambria" style:font-name-complex="Microsoft Sans Serif"/>
    </style:style>
    <style:style style:name="P6" style:parent-style-name="Normal" style:family="paragraph">
      <style:paragraph-properties fo:text-align="center"/>
      <style:text-properties style:font-name="Cambria" style:font-name-complex="Microsoft Sans Serif"/>
    </style:style>
    <style:style style:name="P7" style:parent-style-name="Normal" style:family="paragraph">
      <style:paragraph-properties fo:text-align="center"/>
      <style:text-properties style:font-name="Cambria" style:font-name-complex="Microsoft Sans Serif"/>
    </style:style>
    <style:style style:name="P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Cambria" style:font-name-complex="Microsoft Sans Serif"/>
    </style:style>
    <style:style style:name="P9" style:parent-style-name="Normal" style:family="paragraph">
      <style:text-properties style:font-name="Cambria" style:font-name-complex="Microsoft Sans Serif" fo:font-weight="bold" style:font-weight-asian="bold"/>
    </style:style>
    <style:style style:name="P10" style:parent-style-name="Normal" style:family="paragraph">
      <style:text-properties style:font-name="Cambria" style:font-name-complex="Microsoft Sans Serif" fo:font-weight="bold" style:font-weight-asian="bold"/>
    </style:style>
    <style:style style:name="P11" style:parent-style-name="Normal" style:family="paragraph">
      <style:text-properties style:font-name="Cambria" style:font-name-complex="Microsoft Sans Serif" fo:font-weight="bold" style:font-weight-asian="bold"/>
    </style:style>
    <style:style style:name="P12" style:parent-style-name="Normal" style:family="paragraph">
      <style:text-properties style:font-name="Cambria" style:font-name-complex="Microsoft Sans Serif"/>
    </style:style>
    <style:style style:name="P13" style:parent-style-name="Normal" style:family="paragraph">
      <style:text-properties style:font-name="Cambria" style:font-name-complex="Microsoft Sans Serif"/>
    </style:style>
    <style:style style:name="P14" style:parent-style-name="Normal" style:family="paragraph">
      <style:text-properties style:font-name="Cambria" style:font-name-complex="Microsoft Sans Serif"/>
    </style:style>
    <style:style style:name="P15" style:parent-style-name="Normal" style:family="paragraph">
      <style:text-properties style:font-name="Cambria" style:font-name-complex="Microsoft Sans Serif"/>
    </style:style>
    <style:style style:name="P16" style:parent-style-name="Normal" style:family="paragraph">
      <style:text-properties style:font-name="Cambria" style:font-name-complex="Microsoft Sans Serif"/>
    </style:style>
    <style:style style:name="P1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Cambria" style:font-name-complex="Microsoft Sans Serif"/>
    </style:style>
    <style:style style:name="P18" style:parent-style-name="Normal" style:family="paragraph">
      <style:text-properties style:font-name="Cambria" style:font-name-complex="Microsoft Sans Serif"/>
    </style:style>
    <style:style style:name="P19" style:parent-style-name="Normal" style:family="paragraph">
      <style:text-properties style:font-name="Cambria" style:font-name-complex="Microsoft Sans Serif" fo:font-weight="bold" style:font-weight-asian="bold"/>
    </style:style>
    <style:style style:name="P20" style:parent-style-name="Normal" style:family="paragraph">
      <style:text-properties style:font-name="Cambria" style:font-name-complex="Microsoft Sans Serif" fo:font-weight="bold" style:font-weight-asian="bold"/>
    </style:style>
    <style:style style:name="P21" style:parent-style-name="Normal" style:family="paragraph">
      <style:text-properties style:font-name="Cambria" style:font-name-complex="Microsoft Sans Serif"/>
    </style:style>
    <style:style style:name="P22" style:parent-style-name="Normal" style:list-style-name="LFO2" style:family="paragraph">
      <style:text-properties style:font-name="Cambria" style:font-name-complex="Microsoft Sans Serif"/>
    </style:style>
    <style:style style:name="P23" style:parent-style-name="Normal" style:list-style-name="LFO2" style:family="paragraph">
      <style:text-properties style:font-name="Cambria" style:font-name-complex="Microsoft Sans Serif"/>
    </style:style>
    <style:style style:name="P24" style:parent-style-name="Normal" style:list-style-name="LFO2" style:family="paragraph">
      <style:text-properties style:font-name="Cambria" style:font-name-complex="Microsoft Sans Serif"/>
    </style:style>
    <style:style style:name="P25" style:parent-style-name="Normal" style:list-style-name="LFO2" style:family="paragraph">
      <style:text-properties style:font-name="Cambria" style:font-name-complex="Microsoft Sans Serif"/>
    </style:style>
    <style:style style:name="P26" style:parent-style-name="Normal" style:list-style-name="LFO2" style:family="paragraph">
      <style:text-properties style:font-name="Cambria" style:font-name-complex="Microsoft Sans Serif"/>
    </style:style>
    <style:style style:name="P27" style:parent-style-name="Normal" style:list-style-name="LFO2" style:family="paragraph">
      <style:text-properties style:font-name="Cambria" style:font-name-complex="Microsoft Sans Serif"/>
    </style:style>
    <style:style style:name="P28" style:parent-style-name="Normal" style:list-style-name="LFO2" style:family="paragraph">
      <style:text-properties style:font-name="Cambria" style:font-name-complex="Microsoft Sans Serif"/>
    </style:style>
    <style:style style:name="P29" style:parent-style-name="Normal" style:list-style-name="LFO2" style:family="paragraph">
      <style:text-properties style:font-name="Cambria" style:font-name-complex="Microsoft Sans Serif"/>
    </style:style>
    <style:style style:name="P30" style:parent-style-name="Normal" style:list-style-name="LFO2" style:family="paragraph">
      <style:text-properties style:font-name="Cambria" style:font-name-complex="Microsoft Sans Serif"/>
    </style:style>
    <style:style style:name="P31" style:parent-style-name="Normal" style:list-style-name="LFO2" style:family="paragraph">
      <style:text-properties style:font-name="Cambria" style:font-name-complex="Microsoft Sans Serif"/>
    </style:style>
    <style:style style:name="P32" style:parent-style-name="Normal" style:list-style-name="LFO2" style:family="paragraph">
      <style:text-properties style:font-name="Cambria" style:font-name-complex="Microsoft Sans Serif"/>
    </style:style>
    <style:style style:name="P33" style:parent-style-name="Normal" style:list-style-name="LFO2" style:family="paragraph">
      <style:text-properties style:font-name="Cambria" style:font-name-complex="Microsoft Sans Serif"/>
    </style:style>
    <style:style style:name="P34" style:parent-style-name="Normal" style:list-style-name="LFO2" style:family="paragraph">
      <style:text-properties style:font-name="Cambria" style:font-name-complex="Microsoft Sans Serif"/>
    </style:style>
    <style:style style:name="P35" style:parent-style-name="Normal" style:family="paragraph">
      <style:text-properties style:font-name="Cambria" style:font-name-complex="Microsoft Sans Serif"/>
    </style:style>
    <style:style style:name="P3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Cambria" style:font-name-complex="Microsoft Sans Serif"/>
    </style:style>
    <style:style style:name="P37" style:parent-style-name="Normal" style:family="paragraph">
      <style:text-properties style:font-name="Cambria" style:font-name-complex="Microsoft Sans Serif" fo:font-weight="bold" style:font-weight-asian="bold"/>
    </style:style>
    <style:style style:name="P38" style:parent-style-name="Normal" style:family="paragraph">
      <style:text-properties style:font-name="Cambria" style:font-name-complex="Microsoft Sans Serif" fo:font-weight="bold" style:font-weight-asian="bold"/>
    </style:style>
    <style:style style:name="P39" style:parent-style-name="Normal" style:family="paragraph">
      <style:text-properties style:font-name="Cambria" style:font-name-complex="Microsoft Sans Serif" fo:font-weight="bold" style:font-weight-asian="bold"/>
    </style:style>
    <style:style style:name="T40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style:font-name="Cambria" style:font-name-complex="Microsoft Sans Serif"/>
    </style:style>
    <style:style style:name="T42" style:parent-style-name="DefaultParagraphFont" style:family="text">
      <style:text-properties style:font-name="Cambria" style:font-name-complex="Microsoft Sans Serif"/>
    </style:style>
    <style:style style:name="P43" style:parent-style-name="Normal" style:family="paragraph">
      <style:text-properties style:font-name="Cambria" style:font-name-complex="Microsoft Sans Serif"/>
    </style:style>
    <style:style style:name="T44" style:parent-style-name="DefaultParagraphFont" style:family="text">
      <style:text-properties style:font-name="Cambria" style:font-name-complex="Microsoft Sans Serif"/>
    </style:style>
    <style:style style:name="T45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P46" style:parent-style-name="Normal" style:family="paragraph">
      <style:text-properties style:font-name="Cambria" style:font-name-complex="Microsoft Sans Serif"/>
    </style:style>
    <style:style style:name="P47" style:parent-style-name="Normal" style:family="paragraph">
      <style:paragraph-properties fo:margin-left="0.5in">
        <style:tab-stops/>
      </style:paragraph-properties>
      <style:text-properties style:font-name="Cambria" style:font-name-complex="Microsoft Sans Serif"/>
    </style:style>
    <style:style style:name="P48" style:parent-style-name="Normal" style:family="paragraph">
      <style:paragraph-properties fo:margin-left="0.5in">
        <style:tab-stops/>
      </style:paragraph-properties>
      <style:text-properties style:font-name="Cambria" style:font-name-complex="Microsoft Sans Serif"/>
    </style:style>
    <style:style style:name="P49" style:parent-style-name="Normal" style:family="paragraph">
      <style:paragraph-properties fo:margin-left="0.5in">
        <style:tab-stops/>
      </style:paragraph-properties>
      <style:text-properties style:font-name="Cambria" style:font-name-complex="Microsoft Sans Serif"/>
    </style:style>
    <style:style style:name="P50" style:parent-style-name="Normal" style:family="paragraph">
      <style:paragraph-properties fo:margin-left="0.5in">
        <style:tab-stops/>
      </style:paragraph-properties>
      <style:text-properties style:font-name="Cambria" style:font-name-complex="Microsoft Sans Serif"/>
    </style:style>
    <style:style style:name="T51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style:font-name="Cambria" style:font-name-complex="Microsoft Sans Serif"/>
    </style:style>
    <style:style style:name="T53" style:parent-style-name="DefaultParagraphFont" style:family="text">
      <style:text-properties style:font-name="Cambria" style:font-name-complex="Microsoft Sans Serif"/>
    </style:style>
    <style:style style:name="P54" style:parent-style-name="Normal" style:family="paragraph">
      <style:paragraph-properties fo:text-indent="0.5in"/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P55" style:parent-style-name="Normal" style:family="paragraph">
      <style:paragraph-properties fo:text-indent="0.5in"/>
      <style:text-properties style:font-name="Cambria" style:font-name-complex="Microsoft Sans Serif"/>
    </style:style>
    <style:style style:name="P56" style:parent-style-name="Normal" style:family="paragraph">
      <style:paragraph-properties fo:margin-left="0.5in">
        <style:tab-stops/>
      </style:paragraph-properties>
      <style:text-properties style:font-name="Cambria" style:font-name-complex="Microsoft Sans Serif"/>
    </style:style>
    <style:style style:name="P57" style:parent-style-name="Normal" style:family="paragraph">
      <style:paragraph-properties fo:text-indent="0.5in"/>
      <style:text-properties style:font-name="Cambria" style:font-name-complex="Microsoft Sans Serif"/>
    </style:style>
    <style:style style:name="P58" style:parent-style-name="Normal" style:family="paragraph">
      <style:paragraph-properties fo:text-indent="0.5in"/>
      <style:text-properties style:font-name="Cambria" style:font-name-complex="Microsoft Sans Serif"/>
    </style:style>
    <style:style style:name="P59" style:parent-style-name="Normal" style:family="paragraph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style:font-name="Cambria" style:font-name-complex="Microsoft Sans Serif"/>
    </style:style>
    <style:style style:name="T62" style:parent-style-name="DefaultParagraphFont" style:family="text">
      <style:text-properties style:font-name="Cambria" style:font-name-complex="Microsoft Sans Serif"/>
    </style:style>
    <style:style style:name="T63" style:parent-style-name="DefaultParagraphFont" style:family="text">
      <style:text-properties style:font-name="Cambria" style:font-name-complex="Microsoft Sans Serif"/>
    </style:style>
    <style:style style:name="T64" style:parent-style-name="DefaultParagraphFont" style:family="text">
      <style:text-properties style:font-name="Cambria" style:font-name-complex="Microsoft Sans Serif"/>
    </style:style>
    <style:style style:name="T65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P66" style:parent-style-name="Normal" style:family="paragraph">
      <style:text-properties style:font-name="Cambria" style:font-name-complex="Microsoft Sans Serif"/>
    </style:style>
    <style:style style:name="P67" style:parent-style-name="Normal" style:family="paragraph">
      <style:text-properties style:font-name="Cambria" style:font-name-complex="Microsoft Sans Serif"/>
    </style:style>
    <style:style style:name="P68" style:parent-style-name="Normal" style:family="paragraph">
      <style:text-properties style:font-name="Cambria" style:font-name-complex="Microsoft Sans Serif"/>
    </style:style>
    <style:style style:name="P69" style:parent-style-name="Normal" style:family="paragraph">
      <style:text-properties style:font-name="Cambria" style:font-name-complex="Microsoft Sans Serif"/>
    </style:style>
    <style:style style:name="P70" style:parent-style-name="Normal" style:family="paragraph">
      <style:text-properties style:font-name="Cambria" style:font-name-complex="Microsoft Sans Serif"/>
    </style:style>
    <style:style style:name="T71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73" style:parent-style-name="DefaultParagraphFont" style:family="text">
      <style:text-properties style:font-name="Cambria" style:font-name-complex="Microsoft Sans Serif"/>
    </style:style>
    <style:style style:name="T74" style:parent-style-name="DefaultParagraphFont" style:family="text">
      <style:text-properties style:font-name="Cambria" style:font-name-complex="Microsoft Sans Serif"/>
    </style:style>
    <style:style style:name="T75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P76" style:parent-style-name="Normal" style:family="paragraph">
      <style:text-properties style:font-name="Cambria" style:font-name-complex="Microsoft Sans Serif"/>
    </style:style>
    <style:style style:name="P77" style:parent-style-name="Normal" style:family="paragraph">
      <style:text-properties style:font-name="Cambria" style:font-name-complex="Microsoft Sans Serif"/>
    </style:style>
    <style:style style:name="P78" style:parent-style-name="Normal" style:family="paragraph">
      <style:text-properties style:font-name="Cambria" style:font-name-complex="Microsoft Sans Serif"/>
    </style:style>
    <style:style style:name="P79" style:parent-style-name="Normal" style:family="paragraph">
      <style:text-properties style:font-name="Cambria" style:font-name-complex="Microsoft Sans Serif"/>
    </style:style>
    <style:style style:name="P80" style:parent-style-name="Normal" style:family="paragraph">
      <style:text-properties style:font-name="Cambria" style:font-name-complex="Microsoft Sans Serif"/>
    </style:style>
    <style:style style:name="T81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82" style:parent-style-name="DefaultParagraphFont" style:family="text">
      <style:text-properties style:font-name="Cambria" style:font-name-complex="Microsoft Sans Serif"/>
    </style:style>
    <style:style style:name="T83" style:parent-style-name="DefaultParagraphFont" style:family="text">
      <style:text-properties style:font-name="Cambria" style:font-name-complex="Microsoft Sans Serif"/>
    </style:style>
    <style:style style:name="P84" style:parent-style-name="Normal" style:family="paragraph">
      <style:paragraph-properties fo:text-indent="0.5in"/>
      <style:text-properties style:font-name="Cambria" style:font-name-complex="Microsoft Sans Serif"/>
    </style:style>
    <style:style style:name="P8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Cambria" style:font-name-complex="Microsoft Sans Serif" fo:font-weight="bold" style:font-weight-asian="bold"/>
    </style:style>
    <style:style style:name="P86" style:parent-style-name="Normal" style:family="paragraph">
      <style:text-properties style:font-name="Cambria" style:font-name-complex="Microsoft Sans Serif" fo:font-weight="bold" style:font-weight-asian="bold"/>
    </style:style>
    <style:style style:name="P87" style:parent-style-name="Normal" style:family="paragraph">
      <style:text-properties style:font-name="Cambria" style:font-name-complex="Microsoft Sans Serif" fo:font-weight="bold" style:font-weight-asian="bold"/>
    </style:style>
    <style:style style:name="P88" style:parent-style-name="Normal" style:family="paragraph">
      <style:text-properties style:font-name="Cambria" style:font-name-complex="Microsoft Sans Serif" fo:font-weight="bold" style:font-weight-asian="bold"/>
    </style:style>
    <style:style style:name="P89" style:parent-style-name="Normal" style:family="paragraph">
      <style:text-properties style:font-name="Cambria" style:font-name-complex="Microsoft Sans Serif"/>
    </style:style>
    <style:style style:name="P90" style:parent-style-name="ListParagraph" style:list-style-name="LFO2" style:family="paragraph">
      <style:text-properties style:font-name="Cambria" style:font-name-complex="Microsoft Sans Serif"/>
    </style:style>
    <style:style style:name="P91" style:parent-style-name="ListParagraph" style:list-style-name="LFO2" style:family="paragraph">
      <style:text-properties style:font-name="Cambria" style:font-name-complex="Microsoft Sans Serif"/>
    </style:style>
    <style:style style:name="P92" style:parent-style-name="ListParagraph" style:list-style-name="LFO2" style:family="paragraph">
      <style:text-properties style:font-name="Cambria" style:font-name-complex="Microsoft Sans Serif"/>
    </style:style>
    <style:style style:name="P93" style:parent-style-name="Normal" style:family="paragraph">
      <style:text-properties style:font-name="Cambria" style:font-name-complex="Microsoft Sans Serif" fo:font-weight="bold" style:font-weight-asian="bold"/>
    </style:style>
    <style:style style:name="P94" style:parent-style-name="Normal" style:family="paragraph">
      <style:text-properties style:font-name="Cambria" style:font-name-complex="Microsoft Sans Serif"/>
    </style:style>
    <style:style style:name="P95" style:parent-style-name="Normal" style:list-style-name="LFO2" style:family="paragraph">
      <style:text-properties style:font-name="Cambria" style:font-name-complex="Microsoft Sans Serif"/>
    </style:style>
    <style:style style:name="P96" style:parent-style-name="Normal" style:list-style-name="LFO2" style:family="paragraph">
      <style:text-properties style:font-name="Cambria" style:font-name-complex="Microsoft Sans Serif"/>
    </style:style>
    <style:style style:name="P97" style:parent-style-name="Normal" style:list-style-name="LFO2" style:family="paragraph">
      <style:text-properties style:font-name="Cambria" style:font-name-complex="Microsoft Sans Serif"/>
    </style:style>
    <style:style style:name="P98" style:parent-style-name="Normal" style:list-style-name="LFO2" style:family="paragraph">
      <style:text-properties style:font-name="Cambria" style:font-name-complex="Microsoft Sans Serif"/>
    </style:style>
    <style:style style:name="P99" style:parent-style-name="Normal" style:family="paragraph">
      <style:text-properties style:font-name="Cambria" style:font-name-complex="Microsoft Sans Serif"/>
    </style:style>
    <style:style style:name="P100" style:parent-style-name="Normal" style:family="paragraph">
      <style:text-properties style:font-name="Cambria" style:font-name-complex="Microsoft Sans Serif"/>
    </style:style>
    <style:style style:name="P101" style:parent-style-name="Normal" style:list-style-name="LFO2" style:family="paragraph">
      <style:text-properties style:font-name="Cambria" style:font-name-complex="Microsoft Sans Serif"/>
    </style:style>
    <style:style style:name="P102" style:parent-style-name="Normal" style:list-style-name="LFO2" style:family="paragraph">
      <style:text-properties style:font-name="Cambria" style:font-name-complex="Microsoft Sans Serif"/>
    </style:style>
    <style:style style:name="P103" style:parent-style-name="Normal" style:family="paragraph">
      <style:text-properties style:font-name="Cambria" style:font-name-complex="Microsoft Sans Serif"/>
    </style:style>
    <style:style style:name="T104" style:parent-style-name="DefaultParagraphFont" style:family="text">
      <style:text-properties style:font-name="Cambria" style:font-name-complex="Microsoft Sans Serif"/>
    </style:style>
    <style:style style:name="T105" style:parent-style-name="DefaultParagraphFont" style:family="text">
      <style:text-properties style:font-name="Cambria" style:font-name-complex="Microsoft Sans Serif" fo:font-style="italic" style:font-style-asian="italic"/>
    </style:style>
    <style:style style:name="T106" style:parent-style-name="DefaultParagraphFont" style:family="text">
      <style:text-properties style:font-name="Cambria" style:font-name-complex="Microsoft Sans Serif"/>
    </style:style>
    <style:style style:name="P107" style:parent-style-name="Normal" style:list-style-name="LFO2" style:family="paragraph">
      <style:text-properties style:font-name="Cambria" style:font-name-complex="Microsoft Sans Serif"/>
    </style:style>
    <style:style style:name="P108" style:parent-style-name="Normal" style:list-style-name="LFO2" style:family="paragraph">
      <style:text-properties style:font-name="Cambria" style:font-name-complex="Microsoft Sans Serif"/>
    </style:style>
    <style:style style:name="P109" style:parent-style-name="Normal" style:list-style-name="LFO2" style:family="paragraph">
      <style:text-properties style:font-name="Cambria" style:font-name-complex="Microsoft Sans Serif"/>
    </style:style>
    <style:style style:name="P110" style:parent-style-name="Normal" style:family="paragraph">
      <style:text-properties style:font-name="Cambria" style:font-name-complex="Microsoft Sans Serif"/>
    </style:style>
    <style:style style:name="P111" style:parent-style-name="Normal" style:family="paragraph">
      <style:text-properties style:font-name="Cambria" style:font-name-complex="Microsoft Sans Serif"/>
    </style:style>
    <style:style style:name="P112" style:parent-style-name="Normal" style:list-style-name="LFO2" style:family="paragraph">
      <style:text-properties style:font-name="Cambria" style:font-name-complex="Microsoft Sans Serif"/>
    </style:style>
    <style:style style:name="P113" style:parent-style-name="Normal" style:list-style-name="LFO2" style:family="paragraph">
      <style:text-properties style:font-name="Cambria" style:font-name-complex="Microsoft Sans Serif"/>
    </style:style>
    <style:style style:name="P114" style:parent-style-name="Normal" style:list-style-name="LFO2" style:family="paragraph">
      <style:text-properties style:font-name="Cambria" style:font-name-complex="Microsoft Sans Serif"/>
    </style:style>
    <style:style style:name="P115" style:parent-style-name="Normal" style:family="paragraph">
      <style:text-properties style:font-name="Cambria" style:font-name-complex="Microsoft Sans Serif"/>
    </style:style>
    <style:style style:name="P116" style:parent-style-name="Normal" style:family="paragraph">
      <style:text-properties style:font-name="Cambria" style:font-name-complex="Microsoft Sans Serif" fo:font-style="italic" style:font-style-asian="italic"/>
    </style:style>
    <style:style style:name="T117" style:parent-style-name="DefaultParagraphFont" style:family="text">
      <style:text-properties style:font-name="Cambria" style:font-name-complex="Microsoft Sans Serif" fo:font-weight="bold" style:font-weight-asian="bold"/>
    </style:style>
    <style:style style:name="T118" style:parent-style-name="DefaultParagraphFont" style:family="text">
      <style:text-properties style:font-name="Cambria" style:font-name-complex="Microsoft Sans Serif"/>
    </style:style>
    <style:style style:name="P119" style:parent-style-name="Normal" style:list-style-name="LFO2" style:family="paragraph">
      <style:text-properties style:font-name="Cambria" style:font-name-complex="Microsoft Sans Serif"/>
    </style:style>
    <style:style style:name="P120" style:parent-style-name="Normal" style:family="paragraph">
      <style:paragraph-properties fo:margin-left="1in">
        <style:tab-stops/>
      </style:paragraph-properties>
      <style:text-properties style:font-name="Cambria" style:font-name-complex="Microsoft Sans Serif"/>
    </style:style>
    <style:style style:name="T121" style:parent-style-name="DefaultParagraphFont" style:family="text">
      <style:text-properties style:font-name="Cambria" style:font-name-complex="Microsoft Sans Serif" fo:font-weight="bold" style:font-weight-asian="bold"/>
    </style:style>
    <style:style style:name="T122" style:parent-style-name="DefaultParagraphFont" style:family="text">
      <style:text-properties style:font-name="Cambria" style:font-name-complex="Microsoft Sans Serif"/>
    </style:style>
    <style:style style:name="P123" style:parent-style-name="Normal" style:list-style-name="LFO2" style:family="paragraph">
      <style:text-properties style:font-name="Cambria" style:font-name-complex="Microsoft Sans Serif"/>
    </style:style>
    <style:style style:name="P124" style:parent-style-name="Normal" style:family="paragraph">
      <style:paragraph-properties fo:margin-left="1in">
        <style:tab-stops/>
      </style:paragraph-properties>
      <style:text-properties style:font-name="Cambria" style:font-name-complex="Microsoft Sans Serif"/>
    </style:style>
    <style:style style:name="T125" style:parent-style-name="DefaultParagraphFont" style:family="text">
      <style:text-properties style:font-name="Cambria" style:font-name-complex="Microsoft Sans Serif" fo:font-weight="bold" style:font-weight-asian="bold"/>
    </style:style>
    <style:style style:name="T126" style:parent-style-name="DefaultParagraphFont" style:family="text">
      <style:text-properties style:font-name="Cambria" style:font-name-complex="Microsoft Sans Serif"/>
    </style:style>
    <style:style style:name="P127" style:parent-style-name="Normal" style:list-style-name="LFO2" style:family="paragraph">
      <style:text-properties style:font-name="Cambria" style:font-name-complex="Microsoft Sans Serif"/>
    </style:style>
    <style:style style:name="P128" style:parent-style-name="Normal" style:family="paragraph">
      <style:paragraph-properties fo:margin-left="1in">
        <style:tab-stops/>
      </style:paragraph-properties>
      <style:text-properties style:font-name="Cambria" style:font-name-complex="Microsoft Sans Serif"/>
    </style:style>
    <style:style style:name="T129" style:parent-style-name="DefaultParagraphFont" style:family="text">
      <style:text-properties style:font-name="Cambria" style:font-name-complex="Microsoft Sans Serif" fo:font-weight="bold" style:font-weight-asian="bold"/>
    </style:style>
    <style:style style:name="T130" style:parent-style-name="DefaultParagraphFont" style:family="text">
      <style:text-properties style:font-name="Cambria" style:font-name-complex="Microsoft Sans Serif"/>
    </style:style>
    <style:style style:name="P131" style:parent-style-name="Normal" style:list-style-name="LFO2" style:family="paragraph">
      <style:text-properties style:font-name="Cambria" style:font-name-complex="Microsoft Sans Serif"/>
    </style:style>
    <style:style style:name="P132" style:parent-style-name="Normal" style:family="paragraph">
      <style:text-properties style:font-name="Cambria" style:font-name-complex="Microsoft Sans Serif"/>
    </style:style>
    <style:style style:name="T133" style:parent-style-name="DefaultParagraphFont" style:family="text">
      <style:text-properties style:font-name="Cambria" style:font-name-complex="Microsoft Sans Serif" fo:font-weight="bold" style:font-weight-asian="bold"/>
    </style:style>
    <style:style style:name="T134" style:parent-style-name="DefaultParagraphFont" style:family="text">
      <style:text-properties style:font-name="Cambria" style:font-name-complex="Microsoft Sans Serif"/>
    </style:style>
    <style:style style:name="P135" style:parent-style-name="Normal" style:list-style-name="LFO2" style:family="paragraph">
      <style:text-properties style:font-name="Cambria" style:font-name-complex="Microsoft Sans Serif"/>
    </style:style>
    <style:style style:name="T136" style:parent-style-name="DefaultParagraphFont" style:family="text">
      <style:text-properties style:font-name="Cambria" style:font-name-complex="Microsoft Sans Serif" fo:font-weight="bold" style:font-weight-asian="bold"/>
    </style:style>
    <style:style style:name="T137" style:parent-style-name="DefaultParagraphFont" style:family="text">
      <style:text-properties style:font-name="Cambria" style:font-name-complex="Microsoft Sans Serif"/>
    </style:style>
    <style:style style:name="P138" style:parent-style-name="ListParagraph" style:list-style-name="LFO2" style:family="paragraph">
      <style:text-properties style:font-name="Cambria" style:font-name-complex="Microsoft Sans Serif"/>
    </style:style>
    <style:style style:name="P139" style:parent-style-name="Normal" style:family="paragraph">
      <style:text-properties style:font-name="Cambria" style:font-name-complex="Microsoft Sans Serif"/>
    </style:style>
    <style:style style:name="T140" style:parent-style-name="DefaultParagraphFont" style:family="text">
      <style:text-properties style:font-name="Cambria" style:font-name-complex="Microsoft Sans Serif" fo:font-weight="bold" style:font-weight-asian="bold"/>
    </style:style>
    <style:style style:name="T141" style:parent-style-name="DefaultParagraphFont" style:family="text">
      <style:text-properties style:font-name="Cambria" style:font-name-complex="Microsoft Sans Serif"/>
    </style:style>
    <style:style style:name="P142" style:parent-style-name="ListParagraph" style:list-style-name="LFO2" style:family="paragraph">
      <style:text-properties style:font-name="Cambria" style:font-name-complex="Microsoft Sans Serif"/>
    </style:style>
    <style:style style:name="P143" style:parent-style-name="Normal" style:family="paragraph">
      <style:text-properties style:font-name="Cambria" style:font-name-complex="Microsoft Sans Serif" fo:font-weight="bold" style:font-weight-asian="bold"/>
    </style:style>
    <style:style style:name="P144" style:parent-style-name="Normal" style:family="paragraph">
      <style:text-properties style:font-name="Cambria" style:font-name-complex="Microsoft Sans Serif" fo:font-weight="bold" style:font-weight-asian="bold"/>
    </style:style>
    <style:style style:name="P145" style:parent-style-name="Normal" style:family="paragraph">
      <style:text-properties style:font-name="Cambria" style:font-name-complex="Microsoft Sans Serif" fo:font-weight="bold" style:font-weight-asian="bold"/>
    </style:style>
    <style:style style:name="P146" style:parent-style-name="Normal" style:family="paragraph">
      <style:text-properties style:font-name="Cambria" style:font-name-complex="Microsoft Sans Serif" fo:font-weight="bold" style:font-weight-asian="bold"/>
    </style:style>
    <style:style style:name="T147" style:parent-style-name="DefaultParagraphFont" style:family="text">
      <style:text-properties fo:font-size="11.5pt" style:font-size-asian="11.5pt" style:font-size-complex="11.5pt" style:text-underline-type="single" style:text-underline-style="solid" style:text-underline-width="auto" style:text-underline-mode="continuous"/>
    </style:style>
    <style:style style:name="T148" style:parent-style-name="DefaultParagraphFont" style:family="text">
      <style:text-properties fo:font-size="11.5pt" style:font-size-asian="11.5pt" style:font-size-complex="11.5pt"/>
    </style:style>
    <style:style style:name="P149" style:parent-style-name="Normal" style:list-style-name="LFO4" style:family="paragraph"/>
    <style:style style:name="P150" style:parent-style-name="Normal" style:list-style-name="LFO4" style:family="paragraph"/>
    <style:style style:name="P151" style:parent-style-name="Normal" style:list-style-name="LFO4" style:family="paragraph"/>
    <style:style style:name="P152" style:parent-style-name="Normal" style:list-style-name="LFO4" style:family="paragraph"/>
    <style:style style:name="P153" style:parent-style-name="Normal" style:list-style-name="LFO4" style:family="paragraph"/>
    <style:style style:name="P154" style:parent-style-name="Normal" style:list-style-name="LFO4" style:family="paragraph"/>
    <style:style style:name="P155" style:parent-style-name="Normal" style:list-style-name="LFO4" style:family="paragraph"/>
    <style:style style:name="P156" style:parent-style-name="Normal" style:family="paragraph">
      <style:text-properties style:font-name="Cambria" style:font-name-complex="Microsoft Sans Serif" fo:font-weight="bold" style:font-weight-asian="bold"/>
    </style:style>
    <style:style style:name="T157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158" style:parent-style-name="DefaultParagraphFont" style:family="text">
      <style:text-properties style:font-name="Cambria" style:font-name-complex="Microsoft Sans Serif"/>
    </style:style>
    <style:style style:name="P159" style:parent-style-name="Normal" style:list-style-name="LFO6" style:family="paragraph">
      <style:text-properties style:font-name="Cambria" style:font-name-complex="Microsoft Sans Serif"/>
    </style:style>
    <style:style style:name="P160" style:parent-style-name="Normal" style:list-style-name="LFO6" style:family="paragraph">
      <style:text-properties style:font-name="Cambria" style:font-name-complex="Microsoft Sans Serif"/>
    </style:style>
    <style:style style:name="P161" style:parent-style-name="Normal" style:list-style-name="LFO6" style:family="paragraph">
      <style:text-properties style:font-name="Cambria" style:font-name-complex="Microsoft Sans Serif"/>
    </style:style>
    <style:style style:name="P162" style:parent-style-name="Normal" style:list-style-name="LFO6" style:family="paragraph">
      <style:text-properties style:font-name="Cambria" style:font-name-complex="Microsoft Sans Serif"/>
    </style:style>
    <style:style style:name="P163" style:parent-style-name="Normal" style:family="paragraph">
      <style:text-properties style:font-name="Cambria" style:font-name-complex="Microsoft Sans Serif"/>
    </style:style>
    <style:style style:name="T164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165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166" style:parent-style-name="DefaultParagraphFont" style:family="text">
      <style:text-properties style:font-name="Cambria" style:font-name-complex="Microsoft Sans Serif"/>
    </style:style>
    <style:style style:name="P167" style:parent-style-name="Normal" style:list-style-name="LFO6" style:family="paragraph">
      <style:text-properties style:font-name="Cambria" style:font-name-complex="Microsoft Sans Serif"/>
    </style:style>
    <style:style style:name="P168" style:parent-style-name="Normal" style:list-style-name="LFO6" style:family="paragraph">
      <style:text-properties style:font-name="Cambria" style:font-name-complex="Microsoft Sans Serif"/>
    </style:style>
    <style:style style:name="P169" style:parent-style-name="Normal" style:list-style-name="LFO6" style:family="paragraph">
      <style:text-properties style:font-name="Cambria" style:font-name-complex="Microsoft Sans Serif"/>
    </style:style>
    <style:style style:name="P170" style:parent-style-name="Normal" style:list-style-name="LFO6" style:family="paragraph">
      <style:text-properties style:font-name="Cambria" style:font-name-complex="Microsoft Sans Serif"/>
    </style:style>
    <style:style style:name="P171" style:parent-style-name="Normal" style:list-style-name="LFO6" style:family="paragraph">
      <style:text-properties style:font-name="Cambria" style:font-name-complex="Microsoft Sans Serif"/>
    </style:style>
    <style:style style:name="P172" style:parent-style-name="Normal" style:list-style-name="LFO6" style:family="paragraph">
      <style:text-properties style:font-name="Cambria" style:font-name-complex="Microsoft Sans Serif"/>
    </style:style>
    <style:style style:name="P173" style:parent-style-name="Normal" style:family="paragraph">
      <style:text-properties style:font-name="Cambria" style:font-name-complex="Microsoft Sans Serif"/>
    </style:style>
    <style:style style:name="T174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175" style:parent-style-name="DefaultParagraphFont" style:family="text">
      <style:text-properties style:font-name="Cambria" style:font-name-complex="Microsoft Sans Serif"/>
    </style:style>
    <style:style style:name="T176" style:parent-style-name="DefaultParagraphFont" style:family="text">
      <style:text-properties style:font-name="Cambria" style:font-name-complex="Microsoft Sans Serif" fo:font-style="italic" style:font-style-asian="italic"/>
    </style:style>
    <style:style style:name="T177" style:parent-style-name="DefaultParagraphFont" style:family="text">
      <style:text-properties style:font-name="Cambria" style:font-name-complex="Microsoft Sans Serif" fo:font-style="italic" style:font-style-asian="italic" style:text-position="super 66.6%"/>
    </style:style>
    <style:style style:name="T178" style:parent-style-name="DefaultParagraphFont" style:family="text">
      <style:text-properties style:font-name="Cambria" style:font-name-complex="Microsoft Sans Serif" fo:font-style="italic" style:font-style-asian="italic"/>
    </style:style>
    <style:style style:name="T179" style:parent-style-name="DefaultParagraphFont" style:family="text">
      <style:text-properties style:font-name="Cambria" style:font-name-complex="Microsoft Sans Serif"/>
    </style:style>
    <style:style style:name="P180" style:parent-style-name="Normal" style:list-style-name="LFO6" style:family="paragraph">
      <style:text-properties style:font-name="Cambria" style:font-name-complex="Microsoft Sans Serif"/>
    </style:style>
    <style:style style:name="P181" style:parent-style-name="Normal" style:list-style-name="LFO6" style:family="paragraph">
      <style:text-properties style:font-name="Cambria" style:font-name-complex="Microsoft Sans Serif"/>
    </style:style>
    <style:style style:name="P182" style:parent-style-name="Normal" style:list-style-name="LFO6" style:family="paragraph">
      <style:text-properties style:font-name="Cambria" style:font-name-complex="Microsoft Sans Serif"/>
    </style:style>
    <style:style style:name="P18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Cambria" style:font-name-complex="Microsoft Sans Serif"/>
    </style:style>
    <style:style style:name="P184" style:parent-style-name="Normal" style:family="paragraph">
      <style:text-properties style:font-name="Cambria" style:font-name-complex="Microsoft Sans Serif"/>
    </style:style>
    <style:style style:name="P185" style:parent-style-name="Normal" style:family="paragraph">
      <style:text-properties style:font-name="Cambria" style:font-name-complex="Microsoft Sans Serif" fo:font-weight="bold" style:font-weight-asian="bold"/>
    </style:style>
    <style:style style:name="P186" style:parent-style-name="Normal" style:family="paragraph">
      <style:text-properties style:font-name="Cambria" style:font-name-complex="Microsoft Sans Serif" fo:font-weight="bold" style:font-weight-asian="bold"/>
    </style:style>
    <style:style style:name="P187" style:parent-style-name="Normal" style:family="paragraph">
      <style:text-properties style:font-name="Cambria" style:font-name-complex="Microsoft Sans Serif"/>
    </style:style>
    <style:style style:name="P188" style:parent-style-name="Normal" style:family="paragraph">
      <style:text-properties style:font-name="Cambria" style:font-name-complex="Microsoft Sans Serif"/>
    </style:style>
    <style:style style:name="P189" style:parent-style-name="Normal" style:family="paragraph">
      <style:text-properties style:font-name="Cambria" style:font-name-complex="Microsoft Sans Serif"/>
    </style:style>
    <style:style style:name="P190" style:parent-style-name="Normal" style:family="paragraph">
      <style:text-properties style:font-name="Cambria" style:font-name-complex="Microsoft Sans Serif" fo:font-weight="bold" style:font-weight-asian="bold"/>
    </style:style>
    <style:style style:name="P191" style:parent-style-name="Normal" style:family="paragraph">
      <style:text-properties style:font-name="Cambria" style:font-name-complex="Microsoft Sans Serif"/>
    </style:style>
    <style:style style:name="P192" style:parent-style-name="Normal" style:list-style-name="LFO8" style:family="paragraph">
      <style:text-properties style:font-name="Cambria" style:font-name-complex="Microsoft Sans Serif"/>
    </style:style>
    <style:style style:name="P193" style:parent-style-name="Normal" style:list-style-name="LFO8" style:family="paragraph">
      <style:text-properties style:font-name="Cambria" style:font-name-complex="Microsoft Sans Serif"/>
    </style:style>
    <style:style style:name="P194" style:parent-style-name="Normal" style:family="paragraph">
      <style:text-properties style:font-name="Cambria" style:font-name-complex="Microsoft Sans Serif"/>
    </style:style>
    <style:style style:name="P195" style:parent-style-name="Normal" style:family="paragraph">
      <style:text-properties style:font-name="Cambria" style:font-name-complex="Microsoft Sans Serif"/>
    </style:style>
    <style:style style:name="P196" style:parent-style-name="Normal" style:family="paragraph">
      <style:text-properties style:font-name="Cambria" style:font-name-complex="Microsoft Sans Serif" fo:font-weight="bold" style:font-weight-asian="bold"/>
    </style:style>
    <style:style style:name="P197" style:parent-style-name="Normal" style:family="paragraph">
      <style:text-properties style:font-name="Cambria" style:font-name-complex="Microsoft Sans Serif"/>
    </style:style>
    <style:style style:name="P198" style:parent-style-name="Normal" style:list-style-name="LFO10" style:family="paragraph">
      <style:text-properties style:font-name="Cambria" style:font-name-complex="Microsoft Sans Serif"/>
    </style:style>
    <style:style style:name="P199" style:parent-style-name="Normal" style:list-style-name="LFO10" style:family="paragraph">
      <style:text-properties style:font-name="Cambria" style:font-name-complex="Microsoft Sans Serif"/>
    </style:style>
    <style:style style:name="P200" style:parent-style-name="Normal" style:family="paragraph">
      <style:paragraph-properties fo:margin-left="0.75in">
        <style:tab-stops/>
      </style:paragraph-properties>
      <style:text-properties style:font-name="Cambria" style:font-name-complex="Microsoft Sans Serif"/>
    </style:style>
    <style:style style:name="P201" style:parent-style-name="Normal" style:family="paragraph">
      <style:text-properties style:font-name="Cambria" style:font-name-complex="Microsoft Sans Serif"/>
    </style:style>
    <style:style style:name="P202" style:parent-style-name="Normal" style:list-style-name="LFO10" style:family="paragraph">
      <style:text-properties style:font-name="Cambria" style:font-name-complex="Microsoft Sans Serif"/>
    </style:style>
    <style:style style:name="P203" style:parent-style-name="Normal" style:list-style-name="LFO10" style:family="paragraph">
      <style:text-properties style:font-name="Cambria" style:font-name-complex="Microsoft Sans Serif"/>
    </style:style>
    <style:style style:name="P204" style:parent-style-name="Normal" style:family="paragraph">
      <style:text-properties style:font-name="Cambria" style:font-name-complex="Microsoft Sans Serif"/>
    </style:style>
    <style:style style:name="P205" style:parent-style-name="Normal" style:family="paragraph">
      <style:text-properties style:font-name="Cambria" style:font-name-complex="Microsoft Sans Serif"/>
    </style:style>
    <style:style style:name="P20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Cambria" style:font-name-complex="Microsoft Sans Serif"/>
    </style:style>
    <style:style style:name="P207" style:parent-style-name="Normal" style:family="paragraph">
      <style:text-properties style:font-name="Cambria" style:font-name-complex="Microsoft Sans Serif"/>
    </style:style>
    <style:style style:name="P208" style:parent-style-name="Normal" style:family="paragraph">
      <style:text-properties style:font-name="Cambria" style:font-name-complex="Microsoft Sans Serif" fo:font-weight="bold" style:font-weight-asian="bold"/>
    </style:style>
    <style:style style:name="P209" style:parent-style-name="Normal" style:family="paragraph">
      <style:text-properties style:font-name="Cambria" style:font-name-complex="Microsoft Sans Serif" fo:font-weight="bold" style:font-weight-asian="bold"/>
    </style:style>
    <style:style style:name="T210" style:parent-style-name="DefaultParagraphFont" style:family="text">
      <style:text-properties style:font-name="Cambria" style:font-name-complex="Microsoft Sans Serif" fo:font-style="italic" style:font-style-asian="italic"/>
    </style:style>
    <style:style style:name="P211" style:parent-style-name="Normal" style:family="paragraph">
      <style:text-properties style:font-name="Cambria" style:font-name-complex="Microsoft Sans Serif"/>
    </style:style>
    <style:style style:name="P212" style:parent-style-name="Normal" style:family="paragraph">
      <style:text-properties style:font-name="Cambria" style:font-name-complex="Microsoft Sans Serif" fo:font-weight="bold" style:font-weight-asian="bold"/>
    </style:style>
    <style:style style:name="P213" style:parent-style-name="Normal" style:family="paragraph">
      <style:text-properties style:font-name="Cambria" style:font-name-complex="Microsoft Sans Serif" fo:font-style="italic" style:font-style-asian="italic"/>
    </style:style>
    <style:style style:name="T214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215" style:parent-style-name="DefaultParagraphFont" style:family="text">
      <style:text-properties style:font-name="Cambria" style:font-name-complex="Microsoft Sans Serif"/>
    </style:style>
    <style:style style:name="P216" style:parent-style-name="Normal" style:family="paragraph">
      <style:text-properties style:font-name="Cambria" style:font-name-complex="Microsoft Sans Serif"/>
    </style:style>
    <style:style style:name="T217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218" style:parent-style-name="DefaultParagraphFont" style:family="text">
      <style:text-properties style:font-name="Cambria" style:font-name-complex="Microsoft Sans Serif"/>
    </style:style>
    <style:style style:name="T219" style:parent-style-name="DefaultParagraphFont" style:family="text">
      <style:text-properties style:font-name="Cambria" style:font-name-complex="Microsoft Sans Serif"/>
    </style:style>
    <style:style style:name="P220" style:parent-style-name="Normal" style:family="paragraph">
      <style:text-properties style:font-name="Cambria" style:font-name-complex="Microsoft Sans Serif"/>
    </style:style>
    <style:style style:name="T221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222" style:parent-style-name="DefaultParagraphFont" style:family="text">
      <style:text-properties style:font-name="Cambria" style:font-name-complex="Microsoft Sans Serif"/>
    </style:style>
    <style:style style:name="T223" style:parent-style-name="DefaultParagraphFont" style:family="text">
      <style:text-properties style:font-name="Cambria" style:font-name-complex="Microsoft Sans Serif"/>
    </style:style>
    <style:style style:name="P224" style:parent-style-name="Normal" style:family="paragraph">
      <style:text-properties style:font-name="Cambria" style:font-name-complex="Microsoft Sans Serif"/>
    </style:style>
    <style:style style:name="T225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226" style:parent-style-name="DefaultParagraphFont" style:family="text">
      <style:text-properties style:font-name="Cambria" style:font-name-complex="Microsoft Sans Serif"/>
    </style:style>
    <style:style style:name="T227" style:parent-style-name="DefaultParagraphFont" style:family="text">
      <style:text-properties style:font-name="Cambria" style:font-name-complex="Microsoft Sans Serif"/>
    </style:style>
    <style:style style:name="P228" style:parent-style-name="Normal" style:family="paragraph">
      <style:text-properties style:font-name="Cambria" style:font-name-complex="Microsoft Sans Serif" fo:font-weight="bold" style:font-weight-asian="bold"/>
    </style:style>
    <style:style style:name="P229" style:parent-style-name="Normal" style:family="paragraph">
      <style:text-properties style:font-name="Cambria" style:font-name-complex="Microsoft Sans Serif" fo:font-style="italic" style:font-style-asian="italic"/>
    </style:style>
    <style:style style:name="T230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231" style:parent-style-name="DefaultParagraphFont" style:family="text">
      <style:text-properties style:font-name="Cambria" style:font-name-complex="Microsoft Sans Serif"/>
    </style:style>
    <style:style style:name="T232" style:parent-style-name="DefaultParagraphFont" style:family="text">
      <style:text-properties style:font-name="Cambria" style:font-name-complex="Microsoft Sans Serif"/>
    </style:style>
    <style:style style:name="P233" style:parent-style-name="Normal" style:family="paragraph">
      <style:text-properties style:font-name="Cambria" style:font-name-complex="Microsoft Sans Serif"/>
    </style:style>
    <style:style style:name="T234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235" style:parent-style-name="DefaultParagraphFont" style:family="text">
      <style:text-properties style:font-name="Cambria" style:font-name-complex="Microsoft Sans Serif"/>
    </style:style>
    <style:style style:name="T236" style:parent-style-name="DefaultParagraphFont" style:family="text">
      <style:text-properties style:font-name="Cambria" style:font-name-complex="Microsoft Sans Serif"/>
    </style:style>
    <style:style style:name="P237" style:parent-style-name="Normal" style:family="paragraph">
      <style:text-properties style:font-name="Cambria" style:font-name-complex="Microsoft Sans Serif"/>
    </style:style>
    <style:style style:name="T238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239" style:parent-style-name="DefaultParagraphFont" style:family="text">
      <style:text-properties style:font-name="Cambria" style:font-name-complex="Microsoft Sans Serif"/>
    </style:style>
    <style:style style:name="T240" style:parent-style-name="DefaultParagraphFont" style:family="text">
      <style:text-properties style:font-name="Cambria" style:font-name-complex="Microsoft Sans Serif"/>
    </style:style>
    <style:style style:name="P241" style:parent-style-name="Normal" style:family="paragraph">
      <style:text-properties style:font-name="Cambria" style:font-name-complex="Microsoft Sans Serif" fo:font-weight="bold" style:font-weight-asian="bold"/>
    </style:style>
    <style:style style:name="T242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243" style:parent-style-name="DefaultParagraphFont" style:family="text">
      <style:text-properties style:font-name="Cambria" style:font-name-complex="Microsoft Sans Serif"/>
    </style:style>
    <style:style style:name="T244" style:parent-style-name="DefaultParagraphFont" style:family="text">
      <style:text-properties style:font-name="Cambria" style:font-name-complex="Microsoft Sans Serif"/>
    </style:style>
    <style:style style:name="P245" style:parent-style-name="Normal" style:family="paragraph">
      <style:text-properties style:font-name="Cambria" style:font-name-complex="Microsoft Sans Serif" fo:font-weight="bold" style:font-weight-asian="bold"/>
    </style:style>
    <style:style style:name="T246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247" style:parent-style-name="DefaultParagraphFont" style:family="text">
      <style:text-properties style:font-name="Cambria" style:font-name-complex="Microsoft Sans Serif"/>
    </style:style>
    <style:style style:name="T248" style:parent-style-name="DefaultParagraphFont" style:family="text">
      <style:text-properties style:font-name="Cambria" style:font-name-complex="Microsoft Sans Serif"/>
    </style:style>
    <style:style style:name="P249" style:parent-style-name="Normal" style:family="paragraph">
      <style:text-properties style:font-name="Cambria" style:font-name-complex="Microsoft Sans Serif"/>
    </style:style>
    <style:style style:name="T250" style:parent-style-name="DefaultParagraphFont" style:family="text">
      <style:text-properties style:font-name="Cambria" style:text-underline-type="single" style:text-underline-style="solid" style:text-underline-width="auto" style:text-underline-mode="continuous"/>
    </style:style>
    <style:style style:name="T251" style:parent-style-name="DefaultParagraphFont" style:family="text">
      <style:text-properties style:font-name="Cambria"/>
    </style:style>
    <style:style style:name="T252" style:parent-style-name="DefaultParagraphFont" style:family="text">
      <style:text-properties style:font-name="Cambria"/>
    </style:style>
    <style:style style:name="P253" style:parent-style-name="Normal" style:family="paragraph">
      <style:text-properties style:font-name="Cambria"/>
    </style:style>
    <style:style style:name="T254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255" style:parent-style-name="DefaultParagraphFont" style:family="text">
      <style:text-properties style:font-name="Cambria" style:font-name-complex="Microsoft Sans Serif"/>
    </style:style>
    <style:style style:name="P256" style:parent-style-name="Normal" style:family="paragraph">
      <style:text-properties style:font-name="Cambria" style:text-underline-type="single" style:text-underline-style="solid" style:text-underline-width="auto" style:text-underline-mode="continuous"/>
    </style:style>
    <style:style style:name="T257" style:parent-style-name="DefaultParagraphFont" style:family="text">
      <style:text-properties style:font-name="Cambria" style:text-underline-type="single" style:text-underline-style="solid" style:text-underline-width="auto" style:text-underline-mode="continuous"/>
    </style:style>
    <style:style style:name="T258" style:parent-style-name="DefaultParagraphFont" style:family="text">
      <style:text-properties style:font-name="Cambria"/>
    </style:style>
    <style:style style:name="T259" style:parent-style-name="DefaultParagraphFont" style:family="text">
      <style:text-properties style:font-name="Cambria"/>
    </style:style>
    <style:style style:name="P260" style:parent-style-name="Normal" style:family="paragraph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261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262" style:parent-style-name="DefaultParagraphFont" style:family="text">
      <style:text-properties style:font-name="Cambria" style:font-name-complex="Microsoft Sans Serif"/>
    </style:style>
    <style:style style:name="T263" style:parent-style-name="DefaultParagraphFont" style:family="text">
      <style:text-properties style:font-name="Cambria"/>
    </style:style>
    <style:style style:name="T264" style:parent-style-name="DefaultParagraphFont" style:family="text">
      <style:text-properties style:font-name="Cambria"/>
    </style:style>
    <style:style style:name="T265" style:parent-style-name="DefaultParagraphFont" style:family="text">
      <style:text-properties style:font-name="Cambria"/>
    </style:style>
    <style:style style:name="P266" style:parent-style-name="Normal" style:family="paragraph">
      <style:paragraph-properties fo:margin-left="0.5in">
        <style:tab-stops/>
      </style:paragraph-properties>
      <style:text-properties style:font-name="Cambria" style:font-name-complex="Microsoft Sans Serif"/>
    </style:style>
    <style:style style:name="T267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268" style:parent-style-name="DefaultParagraphFont" style:family="text">
      <style:text-properties style:font-name="Cambria" style:font-name-complex="Microsoft Sans Serif"/>
    </style:style>
    <style:style style:name="T269" style:parent-style-name="DefaultParagraphFont" style:family="text">
      <style:text-properties style:font-name="Cambria"/>
    </style:style>
    <style:style style:name="P270" style:parent-style-name="Normal" style:family="paragraph">
      <style:text-properties style:font-name="Cambria" style:font-name-complex="Microsoft Sans Serif"/>
    </style:style>
    <style:style style:name="T271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272" style:parent-style-name="DefaultParagraphFont" style:family="text">
      <style:text-properties style:font-name="Cambria" style:font-name-complex="Microsoft Sans Serif"/>
    </style:style>
    <style:style style:name="P273" style:parent-style-name="Normal" style:family="paragraph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274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275" style:parent-style-name="DefaultParagraphFont" style:family="text">
      <style:text-properties style:font-name="Cambria" style:font-name-complex="Microsoft Sans Serif"/>
    </style:style>
    <style:style style:name="T276" style:parent-style-name="DefaultParagraphFont" style:family="text">
      <style:text-properties style:font-name="Cambria"/>
    </style:style>
    <style:style style:name="P277" style:parent-style-name="Normal" style:family="paragraph">
      <style:text-properties style:font-name="Cambria" style:font-name-complex="Microsoft Sans Serif"/>
    </style:style>
    <style:style style:name="T278" style:parent-style-name="DefaultParagraphFont" style:family="text">
      <style:text-properties style:font-name="Cambria" style:text-underline-type="single" style:text-underline-style="solid" style:text-underline-width="auto" style:text-underline-mode="continuous"/>
    </style:style>
    <style:style style:name="T279" style:parent-style-name="DefaultParagraphFont" style:family="text">
      <style:text-properties style:font-name="Cambria"/>
    </style:style>
    <style:style style:name="T280" style:parent-style-name="DefaultParagraphFont" style:family="text">
      <style:text-properties style:font-name="Cambria"/>
    </style:style>
    <style:style style:name="P281" style:parent-style-name="Normal" style:family="paragraph">
      <style:text-properties style:font-name="Cambria" style:font-name-complex="Microsoft Sans Serif"/>
    </style:style>
    <style:style style:name="T282" style:parent-style-name="DefaultParagraphFont" style:family="text">
      <style:text-properties style:font-name="Cambria" style:font-name-complex="Microsoft Sans Serif" style:text-underline-type="single" style:text-underline-style="solid" style:text-underline-width="auto" style:text-underline-mode="continuous"/>
    </style:style>
    <style:style style:name="T283" style:parent-style-name="DefaultParagraphFont" style:family="text">
      <style:text-properties style:font-name="Cambria" style:font-name-complex="Microsoft Sans Serif"/>
    </style:style>
    <style:style style:name="T284" style:parent-style-name="DefaultParagraphFont" style:family="text">
      <style:text-properties style:font-name="Cambria"/>
    </style:style>
    <style:style style:name="P28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Cambria" style:font-name-complex="Microsoft Sans Serif"/>
    </style:style>
    <style:style style:name="P286" style:parent-style-name="Normal" style:family="paragraph">
      <style:text-properties style:font-name="Cambria" style:font-name-complex="Microsoft Sans Serif" fo:font-weight="bold" style:font-weight-asian="bold"/>
    </style:style>
    <style:style style:name="P287" style:parent-style-name="Normal" style:family="paragraph">
      <style:text-properties style:font-name="Cambria" style:font-name-complex="Microsoft Sans Serif" fo:font-weight="bold" style:font-weight-asian="bold"/>
    </style:style>
    <style:style style:name="P288" style:parent-style-name="Normal" style:family="paragraph">
      <style:text-properties style:font-name="Cambria" style:font-name-complex="Microsoft Sans Serif" fo:font-weight="bold" style:font-weight-asian="bold"/>
    </style:style>
    <style:style style:name="T289" style:parent-style-name="DefaultParagraphFont" style:family="text">
      <style:text-properties style:font-name="Cambria"/>
    </style:style>
    <style:style style:name="T290" style:parent-style-name="DefaultParagraphFont" style:family="text">
      <style:text-properties style:font-name="Cambria"/>
    </style:style>
    <style:style style:name="T291" style:parent-style-name="DefaultParagraphFont" style:family="text">
      <style:text-properties style:font-name="Cambria" fo:font-style="italic" style:font-style-asian="italic"/>
    </style:style>
    <style:style style:name="T292" style:parent-style-name="DefaultParagraphFont" style:family="text">
      <style:text-properties style:font-name="Cambria"/>
    </style:style>
    <style:style style:name="P293" style:parent-style-name="Normal" style:family="paragraph">
      <style:text-properties style:font-name="Cambria" style:font-name-complex="Microsoft Sans Serif"/>
    </style:style>
    <style:style style:name="T294" style:parent-style-name="DefaultParagraphFont" style:family="text">
      <style:text-properties style:font-name="Cambria" style:font-name-complex="Microsoft Sans Serif"/>
    </style:style>
    <style:style style:name="T295" style:parent-style-name="DefaultParagraphFont" style:family="text">
      <style:text-properties style:font-name="Cambria" style:font-name-complex="Microsoft Sans Serif" fo:font-style="italic" style:font-style-asian="italic"/>
    </style:style>
    <style:style style:name="T296" style:parent-style-name="DefaultParagraphFont" style:family="text">
      <style:text-properties style:font-name="Cambria" fo:font-style="italic" style:font-style-asian="italic"/>
    </style:style>
    <style:style style:name="T297" style:parent-style-name="DefaultParagraphFont" style:family="text">
      <style:text-properties style:font-name="Cambria" fo:font-style="italic" style:font-style-asian="italic"/>
    </style:style>
    <style:style style:name="T298" style:parent-style-name="DefaultParagraphFont" style:family="text">
      <style:text-properties style:font-name="Cambria"/>
    </style:style>
    <style:style style:name="T299" style:parent-style-name="DefaultParagraphFont" style:family="text">
      <style:text-properties style:font-name="Cambria" fo:font-style="italic" style:font-style-asian="italic"/>
    </style:style>
    <style:style style:name="T300" style:parent-style-name="DefaultParagraphFont" style:family="text">
      <style:text-properties style:font-name="Cambria"/>
    </style:style>
    <style:style style:name="P301" style:parent-style-name="Normal" style:family="paragraph">
      <style:text-properties style:font-name="Cambria" style:font-name-complex="Microsoft Sans Serif"/>
    </style:style>
    <style:style style:name="P302" style:parent-style-name="Normal" style:family="paragraph">
      <style:text-properties style:font-name="Cambria" style:font-name-complex="Microsoft Sans Serif" fo:font-weight="bold" style:font-weight-asian="bold"/>
    </style:style>
    <style:style style:name="P303" style:parent-style-name="Normal" style:family="paragraph">
      <style:text-properties style:font-name="Cambria" style:font-name-complex="Microsoft Sans Serif" fo:font-weight="bold" style:font-weight-asian="bold"/>
    </style:style>
    <style:style style:name="P304" style:parent-style-name="Normal" style:family="paragraph">
      <style:text-properties style:font-name="Cambria" style:font-name-complex="Microsoft Sans Serif"/>
    </style:style>
    <style:style style:name="P305" style:parent-style-name="Normal" style:family="paragraph">
      <style:text-properties style:font-name="Cambria" style:font-name-complex="Microsoft Sans Serif"/>
    </style:style>
    <style:style style:name="P306" style:parent-style-name="Normal" style:family="paragraph">
      <style:text-properties style:font-name="Cambria" style:font-name-complex="Microsoft Sans Serif"/>
    </style:style>
    <style:style style:name="P30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Cambria" style:font-name-complex="Microsoft Sans Serif" fo:font-weight="bold" style:font-weight-asian="bold"/>
    </style:style>
    <style:style style:name="P308" style:parent-style-name="Normal" style:family="paragraph">
      <style:text-properties style:font-name="Cambria" style:font-name-complex="Microsoft Sans Serif" fo:font-weight="bold" style:font-weight-asian="bold"/>
    </style:style>
    <style:style style:name="P309" style:parent-style-name="Normal" style:family="paragraph">
      <style:text-properties style:font-name="Cambria" style:font-name-complex="Microsoft Sans Serif" fo:font-weight="bold" style:font-weight-asian="bold"/>
    </style:style>
    <style:style style:name="P310" style:parent-style-name="Normal" style:family="paragraph">
      <style:text-properties style:font-name="Cambria" style:font-name-complex="Microsoft Sans Serif" fo:font-weight="bold" style:font-weight-asian="bold"/>
    </style:style>
    <style:style style:name="P311" style:parent-style-name="Normal" style:family="paragraph">
      <style:text-properties style:font-name="Cambria" style:font-name-complex="Microsoft Sans Serif" fo:font-weight="bold" style:font-weight-asian="bold"/>
    </style:style>
    <style:style style:name="P312" style:parent-style-name="Normal" style:family="paragraph">
      <style:text-properties style:font-name="Cambria" style:font-name-complex="Microsoft Sans Serif" fo:font-weight="bold" style:font-weight-asian="bold"/>
    </style:style>
    <style:style style:name="T313" style:parent-style-name="DefaultParagraphFont" style:family="text">
      <style:text-properties style:font-name="Cambria" style:font-name-complex="Microsoft Sans Serif" fo:font-weight="bold" style:font-weight-asian="bold"/>
    </style:style>
    <style:style style:name="T314" style:parent-style-name="DefaultParagraphFont" style:family="text">
      <style:text-properties style:font-name="Cambria"/>
    </style:style>
    <style:style style:name="P315" style:parent-style-name="Normal" style:family="paragraph">
      <style:text-properties style:font-name="Cambria"/>
    </style:style>
    <style:style style:name="T316" style:parent-style-name="DefaultParagraphFont" style:family="text">
      <style:text-properties style:font-name="Cambria"/>
    </style:style>
    <style:style style:name="T317" style:parent-style-name="DefaultParagraphFont" style:family="text">
      <style:text-properties style:font-name="Cambria" fo:color="#000000"/>
    </style:style>
    <style:style style:name="T318" style:parent-style-name="DefaultParagraphFont" style:family="text">
      <style:text-properties style:font-name="Cambria" fo:color="#000000"/>
    </style:style>
    <style:style style:name="P319" style:parent-style-name="Normal" style:family="paragraph">
      <style:text-properties style:font-name="Cambria" style:font-name-complex="Microsoft Sans Serif" fo:font-weight="bold" style:font-weight-asian="bold"/>
    </style:style>
    <style:style style:name="P320" style:parent-style-name="Normal" style:family="paragraph">
      <style:text-properties style:font-name="Cambria" style:font-name-complex="Microsoft Sans Serif"/>
    </style:style>
    <style:style style:name="P321" style:parent-style-name="Normal" style:family="paragraph">
      <style:text-properties style:font-name="Cambria" style:font-name-complex="Microsoft Sans Serif" fo:font-weight="bold" style:font-weight-asian="bold"/>
    </style:style>
    <style:style style:name="P322" style:parent-style-name="Normal" style:family="paragraph">
      <style:text-properties style:font-name="Cambria" style:font-name-complex="Microsoft Sans Serif"/>
    </style:style>
    <style:style style:name="P323" style:parent-style-name="Normal" style:family="paragraph">
      <style:text-properties style:font-name="Cambria" style:font-name-complex="Microsoft Sans Serif"/>
    </style:style>
    <style:style style:name="P324" style:parent-style-name="Normal" style:family="paragraph">
      <style:text-properties style:font-name="Cambria" style:font-name-complex="Microsoft Sans Serif"/>
    </style:style>
    <style:style style:name="P325" style:parent-style-name="Normal" style:family="paragraph">
      <style:text-properties style:font-name="Cambria" style:font-name-complex="Microsoft Sans Serif" fo:font-weight="bold" style:font-weight-asian="bold"/>
    </style:style>
    <style:style style:name="P326" style:parent-style-name="Normal" style:family="paragraph">
      <style:text-properties style:font-name="Cambria" style:font-name-complex="Microsoft Sans Serif"/>
    </style:style>
    <style:style style:name="P327" style:parent-style-name="Normal" style:family="paragraph">
      <style:text-properties style:font-name="Cambria" style:font-name-complex="Microsoft Sans Serif"/>
    </style:style>
    <style:style style:name="T328" style:parent-style-name="DefaultParagraphFont" style:family="text">
      <style:text-properties style:font-name="Cambria"/>
    </style:style>
    <style:style style:name="T329" style:parent-style-name="DefaultParagraphFont" style:family="text">
      <style:text-properties style:font-name="Cambria"/>
    </style:style>
    <style:style style:name="P330" style:parent-style-name="Normal" style:family="paragraph">
      <style:text-properties style:font-name="Cambria" style:font-name-complex="Microsoft Sans Serif" fo:font-weight="bold" style:font-weight-asian="bold"/>
    </style:style>
    <style:style style:name="P331" style:parent-style-name="Normal" style:family="paragraph">
      <style:text-properties style:font-name="Cambria" style:font-name-complex="Microsoft Sans Serif"/>
    </style:style>
    <style:style style:name="P332" style:parent-style-name="Normal" style:family="paragraph">
      <style:text-properties style:font-name="Cambria" style:font-name-complex="Microsoft Sans Serif" fo:font-weight="bold" style:font-weight-asian="bold"/>
    </style:style>
    <style:style style:name="P333" style:parent-style-name="Normal" style:family="paragraph">
      <style:text-properties style:font-name="Cambria" style:font-name-complex="Microsoft Sans Serif" fo:font-weight="bold" style:font-weight-asian="bold"/>
    </style:style>
    <style:style style:name="P334" style:parent-style-name="Normal" style:family="paragraph">
      <style:text-properties style:font-name="Cambria" style:font-name-complex="Microsoft Sans Serif" fo:font-weight="bold" style:font-weight-asian="bold"/>
    </style:style>
    <style:style style:name="P335" style:parent-style-name="Normal" style:family="paragraph">
      <style:text-properties style:font-name="Cambria"/>
    </style:style>
    <style:style style:name="P336" style:parent-style-name="Normal" style:family="paragraph">
      <style:text-properties style:font-name="Cambria"/>
    </style:style>
    <style:style style:name="T337" style:parent-style-name="DefaultParagraphFont" style:family="text">
      <style:text-properties style:font-name="Cambria" style:font-name-complex="Microsoft Sans Serif" fo:font-weight="bold" style:font-weight-asian="bold"/>
    </style:style>
    <style:style style:name="T338" style:parent-style-name="apple-style-span" style:family="text">
      <style:text-properties style:font-name="Cambria" style:font-name-complex="Segoe UI"/>
    </style:style>
    <style:style style:name="T339" style:parent-style-name="apple-style-span" style:family="text">
      <style:text-properties style:font-name="Cambria" style:font-name-complex="Segoe UI"/>
    </style:style>
    <style:style style:name="T340" style:parent-style-name="DefaultParagraphFont" style:family="text">
      <style:text-properties style:font-name="Cambria" style:font-name-complex="Microsoft Sans Serif"/>
    </style:style>
    <style:style style:name="T341" style:parent-style-name="DefaultParagraphFont" style:family="text">
      <style:text-properties style:font-name="Cambria" style:font-name-complex="Microsoft Sans Serif"/>
    </style:style>
    <style:style style:name="T342" style:parent-style-name="apple-style-span" style:family="text">
      <style:text-properties style:font-name="Cambria" style:font-name-complex="Segoe UI" fo:font-weight="bold" style:font-weight-asian="bold"/>
    </style:style>
    <style:style style:name="P343" style:parent-style-name="Normal" style:family="paragraph">
      <style:paragraph-properties style:text-autospace="none"/>
      <style:text-properties fo:hyphenate="false"/>
    </style:style>
    <style:style style:name="T344" style:parent-style-name="apple-style-span" style:family="text">
      <style:text-properties style:font-name="Cambria" style:font-name-complex="Segoe UI"/>
    </style:style>
    <style:style style:name="T345" style:parent-style-name="DefaultParagraphFont" style:family="text">
      <style:text-properties style:font-name="Cambria" style:font-name-complex="Tahoma" style:language-asian="en" style:country-asian="US"/>
    </style:style>
    <style:style style:name="T346" style:parent-style-name="apple-style-span" style:family="text">
      <style:text-properties style:font-name="Cambria" style:font-name-complex="Segoe UI"/>
    </style:style>
    <style:style style:name="T347" style:parent-style-name="apple-style-span" style:family="text">
      <style:text-properties style:font-name="Cambria" style:font-name-complex="Segoe UI"/>
    </style:style>
    <style:style style:name="T348" style:parent-style-name="DefaultParagraphFont" style:family="text">
      <style:text-properties style:font-name="Cambria" style:font-name-complex="Tahoma"/>
    </style:style>
    <style:style style:name="P349" style:parent-style-name="Normal" style:family="paragraph">
      <style:text-properties style:font-name="Cambria" style:font-name-complex="Microsoft Sans Serif" fo:font-weight="bold" style:font-weight-asian="bold"/>
    </style:style>
    <style:style style:name="P350" style:parent-style-name="Normal" style:family="paragraph">
      <style:text-properties style:font-name="Cambria" style:font-name-complex="Microsoft Sans Serif"/>
    </style:style>
    <style:style style:name="P351" style:parent-style-name="Normal" style:family="paragraph">
      <style:text-properties style:font-name="Cambria" style:font-name-complex="Microsoft Sans Serif"/>
    </style:style>
    <style:style style:name="P352" style:parent-style-name="Normal" style:family="paragraph">
      <style:text-properties style:font-name="Cambria" style:font-name-complex="Microsoft Sans Serif"/>
    </style:style>
    <style:style style:name="P353" style:parent-style-name="Normal" style:family="paragraph">
      <style:text-properties style:font-name="Cambria" style:font-name-complex="Microsoft Sans Serif"/>
    </style:style>
    <style:style style:name="P354" style:parent-style-name="Normal" style:family="paragraph">
      <style:text-properties style:font-name="Cambria" style:font-name-complex="Microsoft Sans Serif"/>
    </style:style>
    <style:style style:name="P355" style:parent-style-name="Normal" style:family="paragraph">
      <style:text-properties style:font-name="Cambria" style:font-name-complex="Microsoft Sans Serif"/>
    </style:style>
  </office:automatic-styles>
  <office:body>
    <office:text text:use-soft-page-breaks="true">
      <text:p text:style-name="P1">Andrew Dean Davis</text:p>
      <text:p text:style-name="P2"/>
      <text:section text:name="Sect1" text:style-name="S1">
        <text:p text:style-name="P3"/>
        <text:p text:style-name="P4">2400 Anderson Road #9</text:p>
        <text:p text:style-name="P5">Oxford, MS 38655</text:p>
        <text:p text:style-name="P6">adavis46@outlook.com</text:p>
        <text:p text:style-name="P7">770.598.4935</text:p>
        <text:p text:style-name="P8"/>
        <text:p text:style-name="P9"/>
        <text:p text:style-name="P10">EDUCATION</text:p>
        <text:p text:style-name="P11"/>
        <text:p text:style-name="P12">Completed Coursework for Ph.D. in English. Georgia State University, 2011</text:p>
        <text:p text:style-name="P13"/>
        <text:p text:style-name="P14">M.A. in English. Georgia State University, 2010</text:p>
        <text:p text:style-name="P15"/>
        <text:p text:style-name="P16">B.A. in English. History Minor. Georgia State University, 2006</text:p>
        <text:p text:style-name="P17"/>
        <text:p text:style-name="P18"/>
        <text:p text:style-name="P19">CURRENT POSITION</text:p>
        <text:p text:style-name="P20"/>
        <text:p text:style-name="P21">Instructional Design and Training Specialist. University of Mississippi: Department of Writing and Rhetoric. August 2011 - Present</text:p>
        <text:list text:style-name="LFO2" text:continue-numbering="true">
          <text:list-item>
            <text:p text:style-name="P22">Facilitate the department’s adoption and implementation of an ePortfolio program</text:p>
          </text:list-item>
          <text:list-item>
            <text:p text:style-name="P23">Assist in the development of a multimodal curriculum</text:p>
          </text:list-item>
          <text:list-item>
            <text:p text:style-name="P24">Design and maintain eLearning content for faculty and students</text:p>
          </text:list-item>
          <text:list-item>
            <text:p text:style-name="P25">Train faculty on the use of new technology</text:p>
          </text:list-item>
          <text:list-item>
            <text:p text:style-name="P26">Maintain the department’s<text:s/>web presence and the web presences of related conferences and organizations</text:p>
          </text:list-item>
          <text:list-item>
            <text:p text:style-name="P27">Deliver guest lectures for faculty on ePortfolios, multimodality, and digital composition</text:p>
          </text:list-item>
          <text:list-item>
            <text:p text:style-name="P28">Maintain collection of faculty writing assignments<text:s/></text:p>
          </text:list-item>
          <text:list-item>
            <text:p text:style-name="P29">Maintain Teaching Center technology resources</text:p>
          </text:list-item>
          <text:list-item>
            <text:p text:style-name="P30">Design and Participate in program and curriculum assessment projects</text:p>
          </text:list-item>
          <text:list-item>
            <text:p text:style-name="P31">Design and develop new online and face-to-face upper-division writing courses.</text:p>
          </text:list-item>
          <text:list-item>
            <text:p text:style-name="P32">Serve on departmental committees focusing on curriculum and planning, as well as the adoption of new<text:s/>technology</text:p>
          </text:list-item>
          <text:list-item>
            <text:p text:style-name="P33">Teach 1-2 courses per semester depending on demand</text:p>
          </text:list-item>
          <text:list-item>
            <text:p text:style-name="P34">Develop OER-based adaptive learning content with outside vendors</text:p>
          </text:list-item>
        </text:list>
        <text:p text:style-name="P35"/>
        <text:p text:style-name="P36"/>
        <text:p text:style-name="P37"/>
        <text:p text:style-name="P38">TEACHING AND TUTORING EXPERIENCE</text:p>
        <text:p text:style-name="P39"/>
        <text:p text:style-name="Normal"><text:span text:style-name="T40">Instructor of Composition and Rhetoric</text:span><text:span text:style-name="T41">, University of Mississippi: Center for Writing and R</text:span><text:span text:style-name="T42">hetoric</text:span></text:p>
        <text:p text:style-name="P43">January 2012 – Present</text:p>
        <text:p text:style-name="Normal"><text:span text:style-name="T44"><text:tab/></text:span><text:span text:style-name="T45">Courses Taught:</text:span></text:p>
        <text:p text:style-name="P46"><text:tab/>English/Writing 250: Advanced Composition<text:s/></text:p>
        <text:p text:style-name="P47">Writing 101: First Year Writing I</text:p>
        <text:p text:style-name="P48">Writing 250: Advanced Composition for Accountancy Interns</text:p>
        <text:p text:style-name="P49">Writing 350: Digital Writing</text:p>
        <text:p text:style-name="P50"/>
        <text:p text:style-name="Normal"><text:span text:style-name="T51">Graduate Teaching Assistant,</text:span><text:span text:style-name="T52"><text:s/>Georgia State</text:span><text:span text:style-name="T53"><text:s/>University Department of English: Lower Division Studies. August 2007- 2011.</text:span></text:p>
        <text:p text:style-name="P54">Courses Taught:</text:p>
        <text:p text:style-name="P55">English 1101: Composition I</text:p>
        <text:p text:style-name="P56">English 1102: Composition II</text:p>
        <text:p text:style-name="P57">English 3130: Business Writing</text:p>
        <text:p text:style-name="P58">Regents 0199: Regents' Writing Skills</text:p>
        <text:p text:style-name="P59"/>
        <text:p text:style-name="Normal"><text:span text:style-name="T60">Adjunct Professor</text:span><text:span text:style-name="T61">, Georgia Military</text:span><text:span text:style-name="T62"><text:s/>College, Fairburn Campus: Humanities Division.</text:span><text:span text:style-name="T63"><text:line-break/>August 2010-2011.</text:span></text:p>
        <text:p text:style-name="Normal"><text:span text:style-name="T64"><text:tab/></text:span><text:span text:style-name="T65">Courses Taught:</text:span></text:p>
        <text:p text:style-name="P66"><text:tab/>English 101: Composition 1<text:line-break/><text:tab/>English 102: Composition 2</text:p>
        <text:p text:style-name="P67"><text:tab/>English 201: World Literature 1</text:p>
        <text:p text:style-name="P68"><text:tab/>English 221: American Literature 1</text:p>
        <text:p text:style-name="P69"><text:tab/>English 222: American Literature 2</text:p>
        <text:p text:style-name="P70"/>
        <text:p text:style-name="Normal"><text:span text:style-name="T71">Adjunct Ins</text:span><text:span text:style-name="T72">tructor</text:span><text:span text:style-name="T73">, Atlanta Technical College: Academic and Learning Support Services Division. July 2009-March 2010.</text:span></text:p>
        <text:p text:style-name="Normal"><text:span text:style-name="T74"><text:tab/></text:span><text:span text:style-name="T75">Courses Taught</text:span></text:p>
        <text:p text:style-name="P76"><text:tab/>English 095: Learning Support English 1</text:p>
        <text:p text:style-name="P77"><text:tab/>English 096: Learning Support English 2</text:p>
        <text:p text:style-name="P78"><text:tab/>English 097: Learning Support English 3</text:p>
        <text:p text:style-name="P79"><text:tab/>English 1010: Composition 1</text:p>
        <text:p text:style-name="P80"/>
        <text:p text:style-name="Normal"><text:span text:style-name="T81">Graduate Assistant</text:span><text:span text:style-name="T82">, Georgia State University Department of English: The Writing Studio. August 2006 – 2011</text:span></text:p>
        <text:p text:style-name="Normal"><text:span text:style-name="T83"><text:tab/>Tutored approximately 5 hours per week</text:span></text:p>
        <text:p text:style-name="P84">Maintained Studio special collections library<text:s/></text:p>
        <text:p text:style-name="P85"/>
        <text:p text:style-name="P86"/>
        <text:p text:style-name="P87">INSTRUCTIONAL DESIGN PROJECTS</text:p>
        <text:p text:style-name="P88"/>
        <text:p text:style-name="P89">Developer, APLU-PLC PLATO Grant: January 2015 – Present</text:p>
        <text:list text:style-name="LFO2" text:continue-numbering="true">
          <text:list-item>
            <text:p text:style-name="P90">Develop adaptive/personalized courseware for WRIT 100 &amp; 101 at UM</text:p>
          </text:list-item>
          <text:list-item>
            <text:p text:style-name="P91">Work with vendor to modify and expand existing platform and tools to meet the needs of production based classes</text:p>
          </text:list-item>
          <text:list-item>
            <text:p text:style-name="P92">Collaborate with writing faculty to build 12 original modules of personalized content</text:p>
          </text:list-item>
        </text:list>
        <text:p text:style-name="P93"/>
        <text:p text:style-name="P94">Faculty Developer, APLU-Personalized Learning Consortium English Composition Project. July 2015-January 2017.</text:p>
        <text:list text:style-name="LFO2" text:continue-numbering="true">
          <text:list-item>
            <text:p text:style-name="P95">Develop an adaptive learning courseware platform for English composition.</text:p>
          </text:list-item>
          <text:list-item>
            <text:p text:style-name="P96">Work with vendor to modify existing platform to meet the needs for production-based classes.</text:p>
          </text:list-item>
          <text:list-item>
            <text:p text:style-name="P97">Work with faculty at three other institutions to assemble one complete course with four units.<text:s/></text:p>
          </text:list-item>
          <text:list-item>
            <text:p text:style-name="P98">Project is funded by a grant from USA-Funds<text:s/></text:p>
          </text:list-item>
        </text:list>
        <text:p text:style-name="P99"/>
        <text:p text:style-name="P100">Project Advisor, UM &amp; Hirevue Collaboration Project. January 2016 – Present</text:p>
        <text:list text:style-name="LFO2" text:continue-numbering="true">
          <text:list-item>
            <text:p text:style-name="P101">Work with Speech faculty and Hirevue developers to create a real interview experience for students in Speech Business Communication courses</text:p>
          </text:list-item>
          <text:list-item>
            <text:p text:style-name="P102">Create documentation, tutorial content, and space identity to make the experience legitimate to students<text:s/></text:p>
          </text:list-item>
        </text:list>
        <text:p text:style-name="P103"/>
        <text:p text:style-name="Normal"><text:span text:style-name="T104">Lead Developer,<text:s/></text:span><text:span text:style-name="T105">Teaching Writing Online: A Guide for W&amp;R Faculty</text:span><text:span text:style-name="T106">. June 2015-August 2015</text:span></text:p>
        <text:list text:style-name="LFO2" text:continue-numbering="true">
          <text:list-item>
            <text:p text:style-name="P107">Web, image, and video based training guide for faculty who are new to teaching writing online.<text:s/></text:p>
          </text:list-item>
          <text:list-item>
            <text:p text:style-name="P108">Supplements<text:s/>university’s official online teaching training certification<text:s/></text:p>
          </text:list-item>
          <text:list-item>
            <text:p text:style-name="P109">Balanced pedagogical concerns with technical ones<text:s/></text:p>
          </text:list-item>
        </text:list>
        <text:p text:style-name="P110"/>
        <text:p text:style-name="P111">Faculty Developer, Open Learning Initiative (OLI) English Composition Proof of Concept Project. August 2012-August 2014.</text:p>
        <text:list text:style-name="LFO2" text:continue-numbering="true">
          <text:list-item>
            <text:p text:style-name="P112">Designed and scaffolded content for a one-unit open English Composition course using OLI Methodology</text:p>
          </text:list-item>
          <text:list-item>
            <text:p text:style-name="P113">Worked with teams from several other institutions to bring content together and unify it</text:p>
          </text:list-item>
          <text:list-item>
            <text:p text:style-name="P114">Participated in testing the unit in a classroom setting in Summer 2013.<text:s/></text:p>
          </text:list-item>
        </text:list>
        <text:p text:style-name="P115"/>
        <text:p text:style-name="P116">Courses Built and Developed</text:p>
        <text:p text:style-name="Normal"><text:span text:style-name="T117">Writing 101 Web</text:span><text:span text:style-name="T118"><text:s/>(Spring 2012 - Summer 2012, funded by College of Liberal Arts)</text:span></text:p>
        <text:list text:style-name="LFO2" text:continue-numbering="true">
          <text:list-item>
            <text:p text:style-name="P119">First semester composition course offered in a summer session</text:p>
          </text:list-item>
        </text:list>
        <text:p text:style-name="P120"/>
        <text:p text:style-name="Normal"><text:span text:style-name="T121">Writing 250 Web</text:span><text:span text:style-name="T122"><text:s/>(Ongoing)</text:span></text:p>
        <text:list text:style-name="LFO2" text:continue-numbering="true">
          <text:list-item>
            <text:p text:style-name="P123">Second-year and upper-division<text:s/>advanced writing course focusing on writing in the disciplines</text:p>
          </text:list-item>
        </text:list>
        <text:p text:style-name="P124"/>
        <text:p text:style-name="Normal"><text:span text:style-name="T125">Writing 250 Web for Accountancy Interns</text:span><text:span text:style-name="T126"><text:s/>(December 2014)</text:span></text:p>
        <text:list text:style-name="LFO2" text:continue-numbering="true">
          <text:list-item>
            <text:p text:style-name="P127">Senior-level advanced writing course for Accountancy students to take parallel to their internships</text:p>
          </text:list-item>
        </text:list>
        <text:p text:style-name="P128"/>
        <text:p text:style-name="Normal"><text:span text:style-name="T129">Writing 350<text:s/></text:span><text:span text:style-name="T130">(Ongoing)</text:span></text:p>
        <text:list text:style-name="LFO2" text:continue-numbering="true">
          <text:list-item>
            <text:p text:style-name="P131">Digital Writing class focusing on principles of <text:s/>technical communication and digital rhetoric</text:p>
          </text:list-item>
        </text:list>
        <text:p text:style-name="P132"/>
        <text:p text:style-name="Normal"><text:span text:style-name="T133">Writing 350 Web</text:span><text:span text:style-name="T134"><text:s/>(January 2015 – Present)</text:span></text:p>
        <text:list text:style-name="LFO2" text:continue-numbering="true">
          <text:list-item>
            <text:p text:style-name="P135">Web-only revision of Digital Writing to focus on collaborative writing and project management<text:s/></text:p>
          </text:list-item>
        </text:list>
        <text:p text:style-name="Normal"><text:span text:style-name="T136">Writing 300 Web<text:s/></text:span><text:span text:style-name="T137">(June 2017 – Present)</text:span></text:p>
        <text:list text:style-name="LFO2" text:continue-numbering="true">
          <text:list-item>
            <text:p text:style-name="P138">Web-only revision of Foundations of Professional and Technical Writing for the new Online Minor in Professional Writing</text:p>
          </text:list-item>
        </text:list>
        <text:p text:style-name="P139"/>
        <text:p text:style-name="Normal"><text:span text:style-name="T140">Writing 320<text:s/></text:span><text:span text:style-name="T141">(June 2017 – Present)<text:s/></text:span></text:p>
        <text:list text:style-name="LFO2" text:continue-numbering="true">
          <text:list-item>
            <text:p text:style-name="P142">New Technical Writing course for the Minor in Professional Writing and the future B.A. level technical communication program<text:s/></text:p>
          </text:list-item>
        </text:list>
        <text:p text:style-name="P143"/>
        <text:p text:style-name="P144"/>
        <text:p text:style-name="P145">ADMINISTRATIVE AND MANAGEMENT EXPERIENCE</text:p>
        <text:p text:style-name="P146"/>
        <text:p text:style-name="Default"><text:span text:style-name="T147">Assistant Director: Administrative. (Interim)</text:span><text:span text:style-name="T148">. Georgia State University: The Writing Studio. 2011<text:s/></text:span></text:p>
        <text:list text:style-name="LFO4" text:continue-numbering="true">
          <text:list-item>
            <text:p text:style-name="P149">Created semester schedules through collaboration with the administrative team<text:s/></text:p>
          </text:list-item>
          <text:list-item>
            <text:p text:style-name="P150">Input and maintained schedule into WC-Online appointment system<text:s/></text:p>
          </text:list-item>
          <text:list-item>
            <text:p text:style-name="P151">Accounted for staff hours and attendance<text:s/></text:p>
          </text:list-item>
          <text:list-item>
            <text:p text:style-name="P152">Created personnel budget each spring for the following fiscal year<text:s/></text:p>
          </text:list-item>
          <text:list-item>
            <text:p text:style-name="P153">Ensured staff are paid according to the appropriate schedule (10 month, 12 month, term).<text:s/></text:p>
          </text:list-item>
          <text:list-item>
            <text:p text:style-name="P154">Served as liaison to the business manager for payroll concerns<text:s/></text:p>
          </text:list-item>
          <text:list-item>
            <text:p text:style-name="P155">Performed all functions of the Technology Coordinator<text:s/></text:p>
          </text:list-item>
        </text:list>
        <text:p text:style-name="P156"/>
        <text:p text:style-name="Normal"><text:span text:style-name="T157">Technology Coordinator</text:span><text:span text:style-name="T158">. Georgia State University: The Writing Studio. 2010-2011<text:s/></text:span></text:p>
        <text:list text:style-name="LFO6" text:continue-numbering="true">
          <text:list-item>
            <text:p text:style-name="P159">Administered and maintained<text:s/>Writing Studio computer infrastructure</text:p>
          </text:list-item>
          <text:list-item>
            <text:p text:style-name="P160">Participated in the implementation and maintenance of the Write/Chat online tutoring initiative.</text:p>
          </text:list-item>
          <text:list-item>
            <text:p text:style-name="P161">Initiated and facilitated Writing Studio social media outreach.</text:p>
          </text:list-item>
          <text:list-item>
            <text:p text:style-name="P162">Advised assistant directors where needed.<text:s/></text:p>
          </text:list-item>
        </text:list>
        <text:p text:style-name="P163"/>
        <text:p text:style-name="Normal"><text:span text:style-name="T164">Assistant to</text:span><text:span text:style-name="T165"><text:s/>the Business Manager</text:span><text:span text:style-name="T166">. Georgia State University Department of English. 2010-2011</text:span></text:p>
        <text:list text:style-name="LFO6" text:continue-numbering="true">
          <text:list-item>
            <text:p text:style-name="P167">Assisted in monthly expense review.</text:p>
          </text:list-item>
          <text:list-item>
            <text:p text:style-name="P168">Filed and Maintained travel expense reports.</text:p>
          </text:list-item>
          <text:list-item>
            <text:p text:style-name="P169">Reconciled internal expenses with university reports.<text:s/></text:p>
          </text:list-item>
          <text:list-item>
            <text:p text:style-name="P170">Assisted in testing new web-based budget amendment procedure.</text:p>
          </text:list-item>
          <text:list-item>
            <text:p text:style-name="P171">Assisted in preparation of quarterly budget amendments.</text:p>
          </text:list-item>
          <text:list-item>
            <text:p text:style-name="P172">Analyzed and audited Writing Studio expense records</text:p>
          </text:list-item>
        </text:list>
        <text:p text:style-name="P173"/>
        <text:p text:style-name="Normal"><text:span text:style-name="T174">Associate Editor</text:span><text:span text:style-name="T175">.<text:s/></text:span><text:span text:style-name="T176">First Arguments: 2</text:span><text:span text:style-name="T177">nd</text:span><text:span text:style-name="T178"><text:s/>Edition<text:s/></text:span><text:span text:style-name="T179">. 2008. Georgia State University Department of English</text:span></text:p>
        <text:list text:style-name="LFO6" text:continue-numbering="true">
          <text:list-item>
            <text:p text:style-name="P180">Reviewed student essays.</text:p>
          </text:list-item>
          <text:list-item>
            <text:p text:style-name="P181">Designed and wrote apparatus for research chapter (with Dr. Carola Mattord).</text:p>
          </text:list-item>
          <text:list-item>
            <text:p text:style-name="P182">Participated in regular editorial board meetings and met set publisher deadlines.</text:p>
          </text:list-item>
        </text:list>
        <text:p text:style-name="P183"/>
        <text:p text:style-name="P184"/>
        <text:p text:style-name="P185">DOCUMENT AND WEB DESIGN PROJECTS</text:p>
        <text:p text:style-name="P186"/>
        <text:p text:style-name="P187">Designer and Developer. W&amp;R Document Library and File Archive. August 2011-Present</text:p>
        <text:p text:style-name="P188"/>
        <text:p text:style-name="P189">Web Content Manager, Independent Writing Departments and Programs Association(IWDPA). March 2013-Present</text:p>
        <text:p text:style-name="P190"/>
        <text:p text:style-name="P191">Web Content Manager, Department of Writing and Rhetoric Website. August 2011-Present</text:p>
        <text:list text:style-name="LFO8" text:continue-numbering="true">
          <text:list-item>
            <text:p text:style-name="P192">Oversaw transition of the site to<text:s/>WordPress CMS</text:p>
          </text:list-item>
          <text:list-item>
            <text:p text:style-name="P193">Maintain site content areas for faculty, administrators, and students.<text:s/></text:p>
          </text:list-item>
        </text:list>
        <text:p text:style-name="P194"/>
        <text:p text:style-name="P195">Web Content Manager, Transitioning to College Writing Symposium. September 2011-Present</text:p>
        <text:p text:style-name="P196"/>
        <text:p text:style-name="P197">Webmaster, The Writing Studio at Georgia State. August 2010-2011</text:p>
        <text:list text:style-name="LFO10" text:continue-numbering="true">
          <text:list-item>
            <text:p text:style-name="P198">Oversaw transition of the site to RedDot CMS platform</text:p>
          </text:list-item>
          <text:list-item>
            <text:p text:style-name="P199">Integrated Write/Chat interface more closely to main homepage</text:p>
          </text:list-item>
        </text:list>
        <text:p text:style-name="P200"/>
        <text:p text:style-name="P201">Document Designer, The Writing Studio at Georgia State. August 2010-2011</text:p>
        <text:list text:style-name="LFO10" text:continue-numbering="true">
          <text:list-item>
            <text:p text:style-name="P202">Designed flyers and handouts for incoming students.</text:p>
          </text:list-item>
          <text:list-item>
            <text:p text:style-name="P203">Designed signage for Writing<text:s/>Studio front door</text:p>
          </text:list-item>
        </text:list>
        <text:p text:style-name="P204"/>
        <text:p text:style-name="P205">Webmaster, Graduate English Association. 2009-2010.<text:s/></text:p>
        <text:p text:style-name="P206"/>
        <text:p text:style-name="P207"/>
        <text:p text:style-name="P208">ACADEMIC SERVICE</text:p>
        <text:p text:style-name="P209"/>
        <text:p text:style-name="Normal"><text:span text:style-name="T210">Invited Talks</text:span></text:p>
        <text:p text:style-name="P211">Guest Facilitator, Mississippi Writing Project Summer Institute 2013-2015. University of Mississippi.<text:s/></text:p>
        <text:p text:style-name="P212"/>
        <text:p text:style-name="P213">Leadership Roles:</text:p>
        <text:p text:style-name="Normal"><text:span text:style-name="T214">Committee Co-Chair</text:span><text:span text:style-name="T215">. ePortfolio Working Group, University of Mississippi Department of Writing and Rhetoric, January 2015-2017. Leads the working group as we transition from piloting a new ePortfolio concept to rolling it out department-wide</text:span></text:p>
        <text:p text:style-name="P216"/>
        <text:p text:style-name="Normal"><text:span text:style-name="T217">Committee Chair</text:span><text:span text:style-name="T218">. Web Presence<text:s/></text:span><text:span text:style-name="T219">Committee, University of Mississippi Department of Writing and Rhetoric, September 2011-Present. Advises the administration and faculty about best practices for the center’s web presence.</text:span></text:p>
        <text:p text:style-name="P220"/>
        <text:p text:style-name="Normal"><text:span text:style-name="T221">Teaching Circle Leader</text:span><text:span text:style-name="T222">. Online Writing Instructors’ Teaching Circle</text:span><text:span text:style-name="T223">, University of Mississippi Department of Writing and Rhetoric, August 2014-Present. Leads a professional development group for online teachers.<text:s/></text:span></text:p>
        <text:p text:style-name="P224"/>
        <text:p text:style-name="Normal"><text:span text:style-name="T225">Teaching Circle Leader</text:span><text:span text:style-name="T226">. Graduate Student Instructors Teaching Circle, University of Mississippi Department of</text:span><text:span text:style-name="T227"><text:s/>Writing and Rhetoric, January 2016-June 2016 Leads a professional development group for graduate instructors teaching first year composition.</text:span></text:p>
        <text:p text:style-name="P228"/>
        <text:p text:style-name="P229">Committee Memberships</text:p>
        <text:p text:style-name="Normal"><text:span text:style-name="T230">Committee Member</text:span><text:span text:style-name="T231">. Assessment Committee, University of Mississippi Department of Writing an</text:span><text:span text:style-name="T232">d Rhetoric, July 2013-Present. Plans and implements assessment programs for CWR courses.<text:s/></text:span></text:p>
        <text:p text:style-name="P233"/>
        <text:p text:style-name="Normal"><text:span text:style-name="T234">Planning Committee Member</text:span><text:span text:style-name="T235">. Southeastern Writing Centers Association (SWCA) 2017 Annual Conference. December 2015 – Present. Assists in the planning and execution of<text:s/></text:span><text:span text:style-name="T236">a large regional conference for writing center professionals.<text:s/></text:span></text:p>
        <text:p text:style-name="P237"/>
        <text:p text:style-name="Normal"><text:span text:style-name="T238">Committee Member</text:span><text:span text:style-name="T239">. Minor in Professional Writing Committee, University of Mississippi Department of Writing and Rhetoric, July 2015-Present. Plans the future direction of the minor, creates app</text:span><text:span text:style-name="T240">lication materials, promotes the courses, advises our students.<text:s/></text:span></text:p>
        <text:p text:style-name="P241"/>
        <text:p text:style-name="Normal"><text:span text:style-name="T242">Committee Member</text:span><text:span text:style-name="T243">. Writing 102 Curriculum Committee, University of Mississippi Department of Writing and Rhetoric, June 2015-Present. Advises the committee about how their work aligns with Wr</text:span><text:span text:style-name="T244">iting 250 and our larger ePortfolio program</text:span></text:p>
        <text:p text:style-name="P245"/>
        <text:p text:style-name="Normal"><text:span text:style-name="T246">Committee Member</text:span><text:span text:style-name="T247">. Writing 250 Curriculum Committee, University of Mississippi Department of Writing and Rhetoric, September 2011-Present. Works to redesign and deploy revised curriculum for an Advanced Compositi</text:span><text:span text:style-name="T248">on course.</text:span></text:p>
        <text:p text:style-name="P249"/>
        <text:p text:style-name="Normal"><text:span text:style-name="T250">Planning Committee Member</text:span><text:span text:style-name="T251">. Transitioning to College Writing Symposium, University of Mississippi, August 2011-Present. Plans and develops the annual Transitioning to College Writing Symposium for high school, community college, and 4-year colle</text:span><text:span text:style-name="T252">ge faculty.<text:s/></text:span></text:p>
        <text:p text:style-name="P253"/>
        <text:p text:style-name="Normal"><text:span text:style-name="T254">Committee Member</text:span><text:span text:style-name="T255">. Information Literacy Committee, University of Mississippi, January 2013-June 2015 Promoted information literacy across campus and supports professional development of faculty in all disciplines.<text:s/></text:span></text:p>
        <text:p text:style-name="P256"/>
        <text:p text:style-name="Normal"><text:span text:style-name="T257">Planning Committee Member</text:span><text:span text:style-name="T258">.<text:s/></text:span><text:span text:style-name="T259">Southeastern Writing Centers Association (SWCA) State-by-State Mini-Regional–Georgia, October 2009-February 2010. Facilitated design and production of programs and printed material.</text:span></text:p>
        <text:p text:style-name="P260"/>
        <text:p text:style-name="Normal"><text:span text:style-name="T261">Conference Co-Chair</text:span><text:span text:style-name="T262">.<text:s/></text:span><text:span text:style-name="T263">New Voices International Interdisciplinary Graduate<text:s/></text:span><text:span text:style-name="T264">Student Conference 2009. Georgia State University Department of English, July 2008-September 2009. Oversaw general administration of conference logistics, and maintained conference accounting by coordinating with Departmental, University, and External Spon</text:span><text:span text:style-name="T265">sors.</text:span></text:p>
        <text:p text:style-name="P266"/>
        <text:p text:style-name="Normal"><text:span text:style-name="T267">Treasurer</text:span><text:span text:style-name="T268">.<text:s/></text:span><text:span text:style-name="T269">Sigma Tau Delta International English Honor Society, Omega Iota Chapter, Georgia State University, 2009-2010.</text:span></text:p>
        <text:p text:style-name="P270"/>
        <text:p text:style-name="Normal"><text:span text:style-name="T271">Writing Studio Regents Testing Program Liaison</text:span><text:span text:style-name="T272">. Georgia State University, 2008-2010</text:span></text:p>
        <text:p text:style-name="P273"/>
        <text:p text:style-name="Normal"><text:span text:style-name="T274">Volunteer, Conference Planning and Logistics</text:span><text:span text:style-name="T275">.<text:s/></text:span><text:span text:style-name="T276">New Voices International Interdisciplinary Graduate Student Conference, Georgia State University Department of English, 2007-2008, and 2005-2006.</text:span></text:p>
        <text:p text:style-name="P277"/>
        <text:p text:style-name="Normal"><text:span text:style-name="T278">Finance, Budget and Accounting Officer</text:span><text:span text:style-name="T279">. New Voices Internationa</text:span><text:span text:style-name="T280">l Interdisciplinary Graduate Student Conference, 2007. Established New Voices Agency account to hold funds between fiscal years</text:span></text:p>
        <text:p text:style-name="P281"/>
        <text:p text:style-name="Normal"><text:span text:style-name="T282">Writing Examination Rater</text:span><text:span text:style-name="T283">.<text:s/></text:span><text:span text:style-name="T284">Board of Regents Testing Program, University System of Georgia, 2006-2008.</text:span></text:p>
        <text:p text:style-name="P285"/>
        <text:p text:style-name="P286"/>
        <text:p text:style-name="P287">PUBLICATIONS</text:p>
        <text:p text:style-name="P288"/>
        <text:p text:style-name="Normal"><text:span text:style-name="T289">Karen For</text:span><text:span text:style-name="T290">gette, Chip Dunkin, and Andrew Davis. (2014). “The Multimodal Remix: One Solution to the Double-Audience Dilemma in Service-Learning Composition.”<text:s/></text:span><text:span text:style-name="T291">Basic Writing Online 13(</text:span><text:span text:style-name="T292">1)<text:s/></text:span></text:p>
        <text:p text:style-name="P293"/>
        <text:p text:style-name="Normal"><text:span text:style-name="T294">Andrew Davis. (2012). Review<text:s/></text:span><text:span text:style-name="T295">of<text:s/></text:span><text:span text:style-name="T296">Remixing Composition: A History Of Multimodal Wr</text:span><text:span text:style-name="T297">iting Pedagogy</text:span><text:span text:style-name="T298"><text:s/>by Jason Palmeri.<text:s/></text:span><text:span text:style-name="T299">40</text:span><text:span text:style-name="T300">(2)</text:span></text:p>
        <text:p text:style-name="P301"/>
        <text:p text:style-name="P302">PROFESSIONAL DEVELOPMENT<text:s/></text:p>
        <text:p text:style-name="P303"/>
        <text:p text:style-name="P304">Digital Media and Composition Institute. Ohio State University. Columbus, OH. June 2012. Attended</text:p>
        <text:p text:style-name="P305"/>
        <text:p text:style-name="P306">Kent State University Assessment Symposium: Kent State University. Kent, OH. July 2013. Attended.<text:s/></text:p>
        <text:p text:style-name="P307"/>
        <text:p text:style-name="P308"/>
        <text:p text:style-name="P309">CONFERENCE PRESENTATIONS<text:s/></text:p>
        <text:p text:style-name="P310"/>
        <text:p text:style-name="P311">National</text:p>
        <text:p text:style-name="P312"/>
        <text:p text:style-name="Normal"><text:span text:style-name="T313">“</text:span><text:span text:style-name="T314">I/NCePR Cohort VI Reunion Research Report.” with Chad Russell, Guy Krueger, and Robert Cummings. International Coalition of ePortfolio Researchers. Washington, DC. September 18, 2016</text:span></text:p>
        <text:p text:style-name="P315"/>
        <text:p text:style-name="Normal"><text:span text:style-name="T316">“</text:span><text:span text:style-name="T317">Inclusive<text:s/></text:span><text:span text:style-name="T318">Responsivity: Building a Collaborative Foundation for Advancing Cross-Institutional Literacy Practices.” With Alice Myatt, Ellen Shelton, and Anna Brit-Begnaud. Thomas R. Watson Conference. Louisville, KY. October 17, 2014</text:span></text:p>
        <text:p text:style-name="P319"/>
        <text:p text:style-name="P320">“Open Modes, Open Spaces: Multimodal Assignments and Curriculum through the Eyes of Instructor, Instructional Designer, and Writing Center Director.” Panelist. Conference on College Composition and Communication. Indianapolis, IN. March 21, 2014.<text:s/></text:p>
        <text:p text:style-name="P321"/>
        <text:p text:style-name="P322">“Writing<text:s/>Programs, Writing Centers, and Multimodality: Collaborating on the New Normal.” Panelist. Council of Writing Program Administrators Conference. Savannah, GA. July 19, 2013. Session A8</text:p>
        <text:p text:style-name="P323"/>
        <text:p text:style-name="P324">“The Architecture of Image: Building Stronger Identities and PR for Professors and WPAs.” Panelist. Conference on College Composition and Communication. St. Louis, MO. March 22, 2012. Session B-14</text:p>
        <text:p text:style-name="P325"/>
        <text:p text:style-name="P326">“Graduate Students as University Administrators: Learning, Seeing, Building Frameworks for Success.” Panelist. Council of Writing Program Administrators Conference. Baton Rouge, LA. July 15, 2011. Session E2</text:p>
        <text:p text:style-name="P327"/>
        <text:p text:style-name="Normal"><text:span text:style-name="T328">"(Little) Five Points: Sustaining and Contesting the Intersections of Academic Culture as Graduate Student WPAs.” Panelist. With Jennifer Forsthoefel, Oriana Gatta, and Alice<text:s/></text:span><text:span text:style-name="T329">Myatt. International Writing Centers Association IWCA@ CCCC. Omni Hotel, Atlanta. April 2011.</text:span></text:p>
        <text:p text:style-name="P330"/>
        <text:p text:style-name="P331">“McWriting Studio: The Writing Center as a Consumer Space.” Presenter. International Writing Centers Association Conference. April 2007. Houston, TX. Session K.</text:p>
        <text:p text:style-name="P332"/>
        <text:p text:style-name="P333">Regional</text:p>
        <text:p text:style-name="P334"/>
        <text:p text:style-name="P335">“The Conversational Model of Tutoring: Talking As Teaching.” Panelist. Georgia Tutoring Association Conference. Macon, GA. February 2011. Saturday, 2:00 Session.<text:s/></text:p>
        <text:p text:style-name="P336"/>
        <text:p text:style-name="Normal"><text:span text:style-name="T337">“</text:span><text:span text:style-name="T338">Historical Development of Improvisation in Writing Center Pedagogy and Practice.</text:span><text:span text:style-name="T339">” Panelist. Southeastern Writing Centers Association Conference. February 2011. Tuscaloosa, AL. Friday, 2:45 Session.</text:span></text:p>
        <text:p text:style-name="Normal"/>
        <text:p text:style-name="Normal"><text:span text:style-name="T340">“Writing Center Pedagogy in the Classroom: Secondary and Post-Secondary Perspectives on Student Success.” Panelist. Southeastern Writing<text:s/></text:span><text:span text:style-name="T341">Centers Association Conference. Feburary 2009. Greensboro, NC. Friday, 9:00 Session.<text:s/></text:span></text:p>
        <text:p text:style-name="Normal"/>
        <text:p text:style-name="Normal"><text:span text:style-name="T342">Local</text:span></text:p>
        <text:p text:style-name="P343"><text:span text:style-name="T344">“</text:span><text:span text:style-name="T345">Who's Laughing Now?: Humor and Improvisation in Writing Center Practice.</text:span><text:span text:style-name="T346">” Panelist. New Voices Conference at Georgia State. Atlanta, GA. October 2010. Friday, 2:1</text:span><text:span text:style-name="T347">5 Session.<text:s/></text:span></text:p>
        <text:p text:style-name="Normal"/>
        <text:p text:style-name="Normal"><text:span text:style-name="T348">“The Conversational Approach to Student Conferences.” Panelist. GSU Department of English Annual GTA Conference. Atlanta, GA. August 2010. Friday, 1:15 Session. <text:s/></text:span></text:p>
        <text:p text:style-name="P349"/>
        <text:p text:style-name="P350">“The Regents’ Exam, the Writing Studio, and You.” Panelist. Georgia State University GTA Conference. August 2007. Atlanta, GA. 2:30 Session.</text:p>
        <text:p text:style-name="P351"/>
        <text:p text:style-name="P352">“Writing Assessment and the Writing Studio.” Panelist. Georgia State University GTA Conference. January 2007. Atlanta, GA. 1:00 Session.</text:p>
        <text:p text:style-name="P353"/>
        <text:p text:style-name="P354">“The Other Side of the Blackboard: What Your<text:s/>Assignments Look Like From Your Students' Perspectives.” Panelist. Georgia State University GTA Conference. January 2007. Atlanta, GA. 2:00 Session.<text:s/></text:p>
        <text:p text:style-name="P355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Cambria" svg:font-family="Cambria" style:font-family-generic="roman" style:font-pitch="variable" svg:panose-1="2 4 5 3 5 4 6 3 2 4"/>
    <style:font-face style:name="Microsoft Sans Serif" svg:font-family="Microsoft Sans Serif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style:language-asian="ar" style:country-asian="SA" fo:hyphenate="false"/>
    </style:style>
    <style:style style:name="DefaultParagraphFont" style:display-name="Default Paragraph Font" style:family="tex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>
      <style:text-properties fo:font-size="12pt" style:font-size-asian="12pt" style:font-size-complex="12pt" style:language-asian="ar" style:country-asian="SA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>
      <style:text-properties fo:font-size="12pt" style:font-size-asian="12pt" style:font-size-complex="12pt" style:language-asian="ar" style:country-asian="SA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>
      <style:text-properties fo:font-size="12pt" style:font-size-asian="12pt" style:font-size-complex="12pt" style:language-asian="ar" style:country-asian="SA"/>
    </style:style>
    <style:style style:name="List" style:display-name="List" style:family="paragraph" style:parent-style-name="BodyText">
      <style:text-properties style:font-name-complex="Tahoma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 style:language-asian="ar" style:country-asian="SA"/>
    </style:style>
    <style:style style:name="NoSpacing" style:display-name="No Spacing" style:family="paragraph">
      <style:text-properties fo:font-size="12pt" style:font-size-asian="12pt" style:font-size-complex="12pt" style:language-asian="ar" style:country-asian="SA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Tahoma" fo:hyphenate="false"/>
    </style:style>
    <style:style style:name="Default" style:display-name="Default" style:family="paragraph">
      <style:paragraph-properties style:text-autospace="none"/>
      <style:text-properties style:font-name="Cambria" style:font-name-complex="Cambria" fo:color="#000000" fo:font-size="12pt" style:font-size-asian="12pt" style:font-size-complex="12pt" fo:hyphenate="false"/>
    </style:style>
    <style:style style:name="Absatz-Standardschriftart" style:display-name="Absatz-Standardschriftart" style:family="text"/>
    <style:style style:name="captiontext" style:display-name="captiontext" style:family="text" style:parent-style-name="DefaultParagraphFont"/>
    <style:style style:name="apple-style-span" style:display-name="apple-style-span" style:family="text" style:parent-style-name="DefaultParagraphFont"/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mbria" style:font-name-asian="Times New Roman" style:font-name-complex="Microsoft Sans Serif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mbria" style:font-name-asian="Times New Roman" style:font-name-complex="Microsoft Sans Serif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mbria" style:font-name-asian="Times New Roman" style:font-name-complex="Microsoft Sans Serif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mbria" style:font-name-asian="Times New Roman" style:font-name-complex="Microsoft Sans Serif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Microsoft Sans Serif" style:font-name-asian="Times New Roman" style:font-name-complex="Microsoft Sans Serif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Microsoft Sans Serif" style:font-name-asian="Times New Roman" style:font-name-complex="Microsoft Sans Serif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mbria" style:font-name-asian="Times New Roman" style:font-name-complex="Microsoft Sans Serif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ambria" style:font-name-asian="Times New Roman" style:font-name-complex="Microsoft Sans Serif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ambria" style:font-name-asian="Times New Roman" style:font-name-complex="Microsoft Sans Serif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ambria" style:font-name-asian="Times New Roman" style:font-name-complex="Microsoft Sans Serif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mbria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mbria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mbria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mbria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icrosoft Sans Serif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icrosoft Sans Serif"/>
      </text:list-level-style-bullet>
      <text:list-level-style-bullet text:level="2" text:style-name="WW_CharLFO6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ndrew Dean Davis</dc:title>
    <dc:description/>
    <dc:subject/>
    <meta:initial-creator>Writing Center</meta:initial-creator>
    <dc:creator>Andrew Davis</dc:creator>
    <meta:creation-date>2017-05-31T21:07:00Z</meta:creation-date>
    <dc:date>2017-05-31T21:07:00Z</dc:date>
    <meta:print-date>2016-09-26T15:53:00Z</meta:print-date>
    <meta:template xlink:href="Normal" xlink:type="simple"/>
    <meta:editing-cycles>2</meta:editing-cycles>
    <meta:editing-duration>PT0S</meta:editing-duration>
    <meta:document-statistic meta:page-count="1" meta:paragraph-count="31" meta:word-count="2351" meta:character-count="15725" meta:row-count="111" meta:non-whitespace-character-count="13405"/>
  </office:meta>
</office:document-meta>
</file>